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Work Sans" svg:font-family="'Work Sans', 'ヒラギノ角ゴ Pro W3', 'Hiragino Kaku Gothic Pro', Meiryo, Verdana, Osaka, 'ＭＳ Ｐゴシック', 'MS PGothic', Helvetica, NanumGothic, NanumBarunGothic, 'Apple SD Gothic Neo', 'Malgun Gothic', Dotu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cm" table:align="left"/>
    </style:style>
    <style:style style:name="表1.A" style:family="table-column">
      <style:table-column-properties style:column-width="1.037cm"/>
    </style:style>
    <style:style style:name="表1.B" style:family="table-column">
      <style:table-column-properties style:column-width="7.205cm"/>
    </style:style>
    <style:style style:name="表1.C" style:family="table-column">
      <style:table-column-properties style:column-width="5.364cm"/>
    </style:style>
    <style:style style:name="表1.D" style:family="table-column">
      <style:table-column-properties style:column-width="3.394cm"/>
    </style:style>
    <style:style style:name="表1.A1" style:family="table-cell">
      <style:table-cell-properties style:vertical-align="middle" fo:padding="0.049cm" fo:border="none"/>
    </style:style>
    <style:style style:name="表3" style:family="table">
      <style:table-properties style:width="17.013cm" fo:margin-left="0cm" fo:margin-right="-0.012cm" table:align="margins"/>
    </style:style>
    <style:style style:name="表3.A" style:family="table-column">
      <style:table-column-properties style:column-width="1.085cm" style:rel-column-width="4178*"/>
    </style:style>
    <style:style style:name="表3.B" style:family="table-column">
      <style:table-column-properties style:column-width="9.102cm" style:rel-column-width="35060*"/>
    </style:style>
    <style:style style:name="表3.C" style:family="table-column">
      <style:table-column-properties style:column-width="3.704cm" style:rel-column-width="14268*"/>
    </style:style>
    <style:style style:name="表3.D" style:family="table-column">
      <style:table-column-properties style:column-width="3.122cm" style:rel-column-width="12029*"/>
    </style:style>
    <style:style style:name="表3.A1" style:family="table-cell" style:data-style-name="N0">
      <style:table-cell-properties fo:padding="0.097cm" fo:border-left="0.002cm solid #000000" fo:border-right="none" fo:border-top="0.002cm solid #000000" fo:border-bottom="0.002cm solid #000000"/>
    </style:style>
    <style:style style:name="表3.B1" style:family="table-cell">
      <style:table-cell-properties fo:padding="0.097cm" fo:border-left="0.002cm solid #000000" fo:border-right="none" fo:border-top="0.002cm solid #000000" fo:border-bottom="0.002cm solid #000000"/>
    </style:style>
    <style:style style:name="表3.D1" style:family="table-cell">
      <style:table-cell-properties fo:padding="0.097cm" fo:border="0.002cm solid #000000"/>
    </style:style>
    <style:style style:name="表3.A2" style:family="table-cell" style:data-style-name="N0">
      <style:table-cell-properties fo:padding="0.097cm" fo:border-left="0.002cm solid #000000" fo:border-right="none" fo:border-top="none" fo:border-bottom="0.002cm solid #000000"/>
    </style:style>
    <style:style style:name="表3.B2" style:family="table-cell">
      <style:table-cell-properties fo:padding="0.097cm" fo:border-left="0.002cm solid #000000" fo:border-right="none" fo:border-top="none" fo:border-bottom="0.002cm solid #000000"/>
    </style:style>
    <style:style style:name="表3.D2" style:family="table-cell">
      <style:table-cell-properties fo:padding="0.097cm" fo:border-left="0.002cm solid #000000" fo:border-right="0.002cm solid #000000" fo:border-top="none" fo:border-bottom="0.002cm solid #000000"/>
    </style:style>
    <style:style style:name="表4" style:family="table">
      <style:table-properties style:width="17.013cm" fo:margin-left="0cm" fo:margin-right="-0.012cm" table:align="margins"/>
    </style:style>
    <style:style style:name="表4.A" style:family="table-column">
      <style:table-column-properties style:column-width="0.979cm" style:rel-column-width="3771*"/>
    </style:style>
    <style:style style:name="表4.B" style:family="table-column">
      <style:table-column-properties style:column-width="16.034cm" style:rel-column-width="61764*"/>
    </style:style>
    <style:style style:name="表4.A1" style:family="table-cell" style:data-style-name="N0">
      <style:table-cell-properties fo:padding="0.097cm" fo:border-left="0.002cm solid #000000" fo:border-right="none" fo:border-top="0.002cm solid #000000" fo:border-bottom="0.002cm solid #000000"/>
    </style:style>
    <style:style style:name="表4.B1" style:family="table-cell">
      <style:table-cell-properties fo:padding="0.097cm" fo:border="0.002cm solid #000000"/>
    </style:style>
    <style:style style:name="表4.B2" style:family="table-cell">
      <style:table-cell-properties fo:padding="0.097cm" fo:border-left="0.002cm solid #000000" fo:border-right="0.002cm solid #000000" fo:border-top="none" fo:border-bottom="0.002cm solid #000000"/>
    </style:style>
    <style:style style:name="表4.A3" style:family="table-cell" style:data-style-name="N0">
      <style:table-cell-properties fo:padding="0.097cm" fo:border-left="0.002cm solid #000000" fo:border-right="none" fo:border-top="none" fo:border-bottom="0.002cm solid #000000"/>
    </style:style>
    <style:style style:name="表5" style:family="table">
      <style:table-properties style:width="17.013cm" fo:margin-left="0cm" fo:margin-right="-0.012cm" table:align="margins"/>
    </style:style>
    <style:style style:name="表5.A" style:family="table-column">
      <style:table-column-properties style:column-width="0.979cm" style:rel-column-width="3771*"/>
    </style:style>
    <style:style style:name="表5.B" style:family="table-column">
      <style:table-column-properties style:column-width="16.034cm" style:rel-column-width="61764*"/>
    </style:style>
    <style:style style:name="表5.A1" style:family="table-cell" style:data-style-name="N0">
      <style:table-cell-properties fo:padding="0.097cm" fo:border-left="0.002cm solid #000000" fo:border-right="none" fo:border-top="0.002cm solid #000000" fo:border-bottom="0.002cm solid #000000"/>
    </style:style>
    <style:style style:name="表5.B1" style:family="table-cell">
      <style:table-cell-properties fo:padding="0.097cm" fo:border="0.002cm solid #000000"/>
    </style:style>
    <style:style style:name="表5.B2" style:family="table-cell">
      <style:table-cell-properties fo:padding="0.097cm" fo:border-left="0.002cm solid #000000" fo:border-right="0.002cm solid #000000" fo:border-top="none" fo:border-bottom="0.002cm solid #000000"/>
    </style:style>
    <style:style style:name="表5.A3" style:family="table-cell" style:data-style-name="N0">
      <style:table-cell-properties fo:padding="0.097cm" fo:border-left="0.002cm solid #000000" fo:border-right="none" fo:border-top="none" fo:border-bottom="0.002cm solid #000000"/>
    </style:style>
    <style:style style:name="表6" style:family="table">
      <style:table-properties style:width="17.013cm" fo:margin-left="0cm" fo:margin-right="-0.012cm" table:align="margins"/>
    </style:style>
    <style:style style:name="表6.A" style:family="table-column">
      <style:table-column-properties style:column-width="0.979cm" style:rel-column-width="3771*"/>
    </style:style>
    <style:style style:name="表6.B" style:family="table-column">
      <style:table-column-properties style:column-width="16.034cm" style:rel-column-width="61764*"/>
    </style:style>
    <style:style style:name="表6.A1" style:family="table-cell" style:data-style-name="N0">
      <style:table-cell-properties fo:padding="0.097cm" fo:border-left="0.002cm solid #000000" fo:border-right="none" fo:border-top="0.002cm solid #000000" fo:border-bottom="0.002cm solid #000000"/>
    </style:style>
    <style:style style:name="表6.B1" style:family="table-cell">
      <style:table-cell-properties fo:padding="0.097cm" fo:border="0.002cm solid #000000"/>
    </style:style>
    <style:style style:name="表6.B2" style:family="table-cell">
      <style:table-cell-properties fo:padding="0.097cm" fo:border-left="0.002cm solid #000000" fo:border-right="0.002cm solid #000000" fo:border-top="none" fo:border-bottom="0.002cm solid #000000"/>
    </style:style>
    <style:style style:name="表6.A3" style:family="table-cell" style:data-style-name="N0">
      <style:table-cell-properties fo:padding="0.097cm" fo:border-left="0.002cm solid #000000" fo:border-right="none" fo:border-top="none" fo:border-bottom="0.002cm solid #000000"/>
    </style:style>
    <style:style style:name="表7" style:family="table">
      <style:table-properties style:width="17.013cm" fo:margin-left="0cm" fo:margin-right="-0.012cm" table:align="margins"/>
    </style:style>
    <style:style style:name="表7.A" style:family="table-column">
      <style:table-column-properties style:column-width="0.503cm" style:rel-column-width="1936*"/>
    </style:style>
    <style:style style:name="表7.B" style:family="table-column">
      <style:table-column-properties style:column-width="13.665cm" style:rel-column-width="52638*"/>
    </style:style>
    <style:style style:name="表7.C" style:family="table-column">
      <style:table-column-properties style:column-width="2.845cm" style:rel-column-width="10961*"/>
    </style:style>
    <style:style style:name="表7.A1" style:family="table-cell" style:data-style-name="N0">
      <style:table-cell-properties fo:padding="0.097cm" fo:border-left="0.002cm solid #000000" fo:border-right="none" fo:border-top="0.002cm solid #000000" fo:border-bottom="0.002cm solid #000000"/>
    </style:style>
    <style:style style:name="表7.B1" style:family="table-cell">
      <style:table-cell-properties fo:padding="0.097cm" fo:border-left="0.002cm solid #000000" fo:border-right="none" fo:border-top="0.002cm solid #000000" fo:border-bottom="0.002cm solid #000000"/>
    </style:style>
    <style:style style:name="表7.C1" style:family="table-cell">
      <style:table-cell-properties fo:padding="0.097cm" fo:border="0.002cm solid #000000"/>
    </style:style>
    <style:style style:name="表7.B2" style:family="table-cell">
      <style:table-cell-properties fo:padding="0.097cm" fo:border-left="0.002cm solid #000000" fo:border-right="none" fo:border-top="none" fo:border-bottom="0.002cm solid #000000"/>
    </style:style>
    <style:style style:name="表7.A3" style:family="table-cell" style:data-style-name="N0">
      <style:table-cell-properties fo:padding="0.097cm" fo:border-left="0.002cm solid #000000" fo:border-right="none" fo:border-top="none" fo:border-bottom="0.002cm solid #000000"/>
    </style:style>
    <style:style style:name="表7.C3" style:family="table-cell">
      <style:table-cell-properties fo:padding="0.097cm" fo:border-left="0.002cm solid #000000" fo:border-right="0.002cm solid #000000" fo:border-top="none" fo:border-bottom="0.002cm solid #000000"/>
    </style:style>
    <style:style style:name="表9" style:family="table">
      <style:table-properties style:width="16.981cm" table:align="right" style:writing-mode="lr-tb"/>
    </style:style>
    <style:style style:name="表9.A" style:family="table-column">
      <style:table-column-properties style:column-width="0.818cm"/>
    </style:style>
    <style:style style:name="表9.B" style:family="table-column">
      <style:table-column-properties style:column-width="2.958cm"/>
    </style:style>
    <style:style style:name="表9.C" style:family="table-column">
      <style:table-column-properties style:column-width="13.204cm"/>
    </style:style>
    <style:style style:name="表9.A1" style:family="table-cell" style:data-style-name="N0">
      <style:table-cell-properties fo:padding="0.097cm" fo:border-left="0.002cm solid #000000" fo:border-right="none" fo:border-top="0.002cm solid #000000" fo:border-bottom="0.002cm solid #000000"/>
    </style:style>
    <style:style style:name="表9.B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C2" style:family="table-cell">
      <style:table-cell-properties fo:padding="0.097cm" fo:border-left="0.002cm solid #000000" fo:border-right="0.002cm solid #000000" fo:border-top="none" fo:border-bottom="0.002cm solid #000000"/>
    </style:style>
    <style:style style:name="表9.A3" style:family="table-cell" style:data-style-name="N0">
      <style:table-cell-properties fo:padding="0.097cm" fo:border-left="0.002cm solid #000000" fo:border-right="none" fo:border-top="none" fo:border-bottom="0.002cm solid #000000"/>
    </style:style>
    <style:style style:name="表9.B3" style:family="table-cell">
      <style:table-cell-properties fo:padding="0.097cm" fo:border-left="0.002cm solid #000000" fo:border-right="none" fo:border-top="none" fo:border-bottom="0.002cm solid #000000"/>
    </style:style>
    <style:style style:name="表10" style:family="table">
      <style:table-properties style:width="17cm" table:align="margins" style:writing-mode="lr-tb"/>
    </style:style>
    <style:style style:name="表10.A" style:family="table-column">
      <style:table-column-properties style:column-width="0.841cm" style:rel-column-width="3243*"/>
    </style:style>
    <style:style style:name="表10.B" style:family="table-column">
      <style:table-column-properties style:column-width="2.309cm" style:rel-column-width="8900*"/>
    </style:style>
    <style:style style:name="表10.C" style:family="table-column">
      <style:table-column-properties style:column-width="13.85cm" style:rel-column-width="53392*"/>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C2" style:family="table-cell">
      <style:table-cell-properties fo:padding="0.097cm" fo:border-left="0.002cm solid #000000" fo:border-right="0.002cm solid #000000" fo:border-top="none" fo:border-bottom="0.002cm solid #000000"/>
    </style:style>
    <style:style style:name="表10.A3" style:family="table-cell">
      <style:table-cell-properties fo:padding="0.097cm" fo:border-left="0.002cm solid #000000" fo:border-right="none" fo:border-top="none" fo:border-bottom="0.002cm solid #000000"/>
    </style:style>
    <style:style style:name="表8" style:family="table">
      <style:table-properties style:width="17cm" table:align="margins" style:writing-mode="lr-tb"/>
    </style:style>
    <style:style style:name="表8.A" style:family="table-column">
      <style:table-column-properties style:column-width="0.841cm" style:rel-column-width="3243*"/>
    </style:style>
    <style:style style:name="表8.B" style:family="table-column">
      <style:table-column-properties style:column-width="2.309cm" style:rel-column-width="8900*"/>
    </style:style>
    <style:style style:name="表8.C" style:family="table-column">
      <style:table-column-properties style:column-width="13.85cm" style:rel-column-width="53392*"/>
    </style:style>
    <style:style style:name="表8.A1" style:family="table-cell">
      <style:table-cell-properties fo:padding="0.097cm" fo:border-left="0.002cm solid #000000" fo:border-right="none" fo:border-top="0.002cm solid #000000" fo:border-bottom="0.002cm solid #000000"/>
    </style:style>
    <style:style style:name="表8.C1" style:family="table-cell">
      <style:table-cell-properties fo:padding="0.097cm" fo:border="0.002cm solid #000000"/>
    </style:style>
    <style:style style:name="表8.C2" style:family="table-cell">
      <style:table-cell-properties fo:padding="0.097cm" fo:border-left="0.002cm solid #000000" fo:border-right="0.002cm solid #000000" fo:border-top="none" fo:border-bottom="0.002cm solid #000000"/>
    </style:style>
    <style:style style:name="表8.A3" style:family="table-cell">
      <style:table-cell-properties fo:padding="0.097cm" fo:border-left="0.002cm solid #000000" fo:border-right="none"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03cm" style:rel-column-width="1936*"/>
    </style:style>
    <style:style style:name="表2.B" style:family="table-column">
      <style:table-column-properties style:column-width="13.593cm" style:rel-column-width="52360*"/>
    </style:style>
    <style:style style:name="表2.C" style:family="table-column">
      <style:table-column-properties style:column-width="2.917cm" style:rel-column-width="11239*"/>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C1" style:family="table-cell">
      <style:table-cell-properties fo:padding="0.097cm" fo:border="0.002cm solid #000000"/>
    </style:style>
    <style:style style:name="表2.B2" style:family="table-cell">
      <style:table-cell-properties fo:padding="0.097cm" fo:border-left="0.002cm solid #000000" fo:border-right="none" fo:border-top="none" fo:border-bottom="0.002cm solid #000000"/>
    </style:style>
    <style:style style:name="表2.A3" style:family="table-cell" style:data-style-name="N0">
      <style:table-cell-properties fo:padding="0.097cm" fo:border-left="0.002cm solid #000000" fo:border-right="none" fo:border-top="none" fo:border-bottom="0.002cm solid #000000"/>
    </style:style>
    <style:style style:name="表2.C3" style:family="table-cell">
      <style:table-cell-properties fo:padding="0.097cm" fo:border-left="0.002cm solid #000000" fo:border-right="0.002cm solid #000000" fo:border-top="none" fo:border-bottom="0.002cm solid #000000"/>
    </style:style>
    <style:style style:name="表11" style:family="table">
      <style:table-properties style:width="17cm" table:align="margins" style:writing-mode="lr-tb"/>
    </style:style>
    <style:style style:name="表11.A" style:family="table-column">
      <style:table-column-properties style:column-width="0.841cm" style:rel-column-width="3243*"/>
    </style:style>
    <style:style style:name="表11.B" style:family="table-column">
      <style:table-column-properties style:column-width="2.309cm" style:rel-column-width="8900*"/>
    </style:style>
    <style:style style:name="表11.C" style:family="table-column">
      <style:table-column-properties style:column-width="13.85cm" style:rel-column-width="53392*"/>
    </style:style>
    <style:style style:name="表11.A1" style:family="table-cell">
      <style:table-cell-properties fo:padding="0.097cm" fo:border-left="0.002cm solid #000000" fo:border-right="none" fo:border-top="0.002cm solid #000000" fo:border-bottom="0.002cm solid #000000"/>
    </style:style>
    <style:style style:name="表11.C1" style:family="table-cell">
      <style:table-cell-properties fo:padding="0.097cm" fo:border="0.002cm solid #000000"/>
    </style:style>
    <style:style style:name="表11.C2" style:family="table-cell">
      <style:table-cell-properties fo:padding="0.097cm" fo:border-left="0.002cm solid #000000" fo:border-right="0.002cm solid #000000" fo:border-top="none" fo:border-bottom="0.002cm solid #000000"/>
    </style:style>
    <style:style style:name="表11.A3" style:family="table-cell">
      <style:table-cell-properties fo:padding="0.097cm" fo:border-left="0.002cm solid #000000" fo:border-right="none" fo:border-top="none" fo:border-bottom="0.002cm solid #000000"/>
    </style:style>
    <style:style style:name="表12" style:family="table">
      <style:table-properties style:width="17cm" table:align="margins" style:writing-mode="lr-tb"/>
    </style:style>
    <style:style style:name="表12.A" style:family="table-column">
      <style:table-column-properties style:column-width="0.841cm" style:rel-column-width="3243*"/>
    </style:style>
    <style:style style:name="表12.B" style:family="table-column">
      <style:table-column-properties style:column-width="2.309cm" style:rel-column-width="8900*"/>
    </style:style>
    <style:style style:name="表12.C" style:family="table-column">
      <style:table-column-properties style:column-width="13.85cm" style:rel-column-width="53392*"/>
    </style:style>
    <style:style style:name="表12.A1" style:family="table-cell">
      <style:table-cell-properties fo:padding="0.097cm" fo:border-left="0.002cm solid #000000" fo:border-right="none" fo:border-top="0.002cm solid #000000" fo:border-bottom="0.002cm solid #000000"/>
    </style:style>
    <style:style style:name="表12.C1" style:family="table-cell">
      <style:table-cell-properties fo:padding="0.097cm" fo:border="0.002cm solid #000000"/>
    </style:style>
    <style:style style:name="表12.C2" style:family="table-cell">
      <style:table-cell-properties fo:padding="0.097cm" fo:border-left="0.002cm solid #000000" fo:border-right="0.002cm solid #000000" fo:border-top="none" fo:border-bottom="0.002cm solid #000000"/>
    </style:style>
    <style:style style:name="表12.A3" style:family="table-cell">
      <style:table-cell-properties fo:padding="0.097cm" fo:border-left="0.002cm solid #000000" fo:border-right="none" fo:border-top="none" fo:border-bottom="0.002cm solid #000000"/>
    </style:style>
    <style:style style:name="P1"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6pt" fo:font-style="normal" style:text-underline-style="none" fo:font-weight="normal" style:text-blinking="false" fo:background-color="transparent"/>
    </style:style>
    <style:style style:name="P2"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5pt" fo:font-style="normal" style:text-underline-style="none" fo:font-weight="normal" style:text-blinking="false" fo:background-color="transparent"/>
    </style:style>
    <style:style style:name="P3" style:family="paragraph" style:parent-style-name="Text_20_body">
      <style:paragraph-properties fo:margin-top="0cm" fo:margin-bottom="0cm" fo:line-height="138%" style:writing-mode="lr-tb"/>
    </style:style>
    <style:style style:name="P4" style:family="paragraph" style:parent-style-name="Text_20_body">
      <style:paragraph-properties fo:margin-top="0cm" fo:margin-bottom="0cm" fo:line-height="138%" style:writing-mode="lr-tb"/>
      <style:text-properties fo:font-size="15pt" fo:background-color="#00ff66" style:font-size-asian="15pt" style:font-size-complex="15pt"/>
    </style:style>
    <style:style style:name="P5" style:family="paragraph" style:parent-style-name="Text_20_body">
      <style:paragraph-properties fo:margin-top="0cm" fo:margin-bottom="0cm" fo:line-height="138%" style:writing-mode="lr-tb"/>
      <style:text-properties fo:font-size="15pt" fo:font-weight="bold" fo:background-color="#00ff66" style:font-size-asian="15pt" style:font-weight-asian="bold" style:font-size-complex="15pt" style:font-weight-complex="bold"/>
    </style:style>
    <style:style style:name="P6" style:family="paragraph" style:parent-style-name="Text_20_body">
      <style:paragraph-properties fo:margin-top="0cm" fo:margin-bottom="0cm" fo:line-height="138%" style:writing-mode="lr-tb"/>
      <style:text-properties fo:font-size="12pt" fo:background-color="#00ff66" style:font-size-asian="12pt" style:font-size-complex="12pt"/>
    </style:style>
    <style:style style:name="P7" style:family="paragraph" style:parent-style-name="Standard">
      <style:paragraph-properties fo:margin-top="0cm" fo:margin-bottom="0cm" fo:line-height="138%" style:writing-mode="lr-tb"/>
    </style:style>
    <style:style style:name="P8" style:family="paragraph" style:parent-style-name="Standard">
      <style:paragraph-properties fo:margin-top="0cm" fo:margin-bottom="0cm" fo:line-height="138%" style:writing-mode="lr-tb"/>
      <style:text-properties fo:font-size="16pt" style:font-size-asian="16pt" style:font-size-complex="16pt"/>
    </style:style>
    <style:style style:name="P9" style:family="paragraph" style:parent-style-name="Standard">
      <style:paragraph-properties fo:margin-top="0cm" fo:margin-bottom="0cm" fo:line-height="138%" fo:text-align="start" style:justify-single-word="false" style:writing-mode="lr-tb"/>
      <style:text-properties fo:font-variant="normal" fo:text-transform="none" fo:color="#6666ff" style:text-line-through-style="none" style:font-name="Arial1" fo:font-size="16pt" fo:font-style="normal" style:text-underline-style="none" fo:font-weight="normal" style:text-blinking="false" fo:background-color="transparent" style:font-size-asian="16pt" style:font-size-complex="16pt"/>
    </style:style>
    <style:style style:name="P10" style:family="paragraph" style:parent-style-name="Table_20_Contents">
      <style:paragraph-properties fo:margin-top="0cm" fo:margin-bottom="0cm" fo:line-height="120%" fo:padding="0.176cm" fo:border="0.035cm solid #000000" style:writing-mode="lr-tb"/>
      <style:text-properties fo:font-variant="normal" fo:text-transform="none" fo:color="#000000" style:text-line-through-style="none" style:font-name="Arial1" fo:font-size="13pt" fo:font-style="normal" style:text-underline-style="none" fo:font-weight="normal" style:text-blinking="false" fo:background-color="transparent"/>
    </style:style>
    <style:style style:name="P11" style:family="paragraph" style:parent-style-name="Table_20_Contents">
      <style:paragraph-properties fo:margin-top="0cm" fo:margin-bottom="0cm" fo:line-height="120%" fo:padding="0.176cm" fo:border="0.035cm solid #000000"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2" style:family="paragraph" style:parent-style-name="Table_20_Contents">
      <style:paragraph-properties fo:margin-top="0cm" fo:margin-bottom="0cm" fo:line-height="138%" fo:padding="0.176cm" fo:border="0.035cm solid #000000" style:writing-mode="lr-tb"/>
      <style:text-properties fo:font-variant="normal" fo:text-transform="none" fo:color="#000000" style:text-line-through-style="none" style:font-name="Arial1" fo:font-size="16pt" fo:font-style="normal" style:text-underline-style="none" fo:font-weight="normal" style:text-blinking="false" fo:background-color="#93c47d"/>
    </style:style>
    <style:style style:name="P13" style:family="paragraph" style:parent-style-name="Table_20_Contents">
      <style:paragraph-properties fo:margin-top="0cm" fo:margin-bottom="0cm" fo:line-height="120%" fo:padding="0.176cm" fo:border="0.035cm solid #000000" style:writing-mode="lr-tb"/>
      <style:text-properties fo:font-variant="normal" fo:text-transform="none" fo:color="#000000" style:text-line-through-style="none" style:text-underline-style="none" style:text-blinking="false" fo:background-color="transparent" style:font-name-asian="Arial1" style:font-size-asian="13pt" style:font-style-asian="normal" style:font-weight-asian="normal"/>
    </style:style>
    <style:style style:name="P14" style:family="paragraph" style:parent-style-name="Table_20_Contents">
      <style:paragraph-properties fo:margin-top="0cm" fo:margin-bottom="0cm" fo:line-height="120%" fo:padding="0.176cm" fo:border="0.035cm solid #000000" style:writing-mode="lr-tb"/>
      <style:text-properties fo:font-variant="normal" fo:text-transform="none" fo:color="#000000" style:text-line-through-style="none" style:text-underline-style="none" style:text-blinking="false" fo:background-color="transparent"/>
    </style:style>
    <style:style style:name="P15" style:family="paragraph" style:parent-style-name="Table_20_Contents">
      <style:paragraph-properties fo:margin-top="0cm" fo:margin-bottom="0cm" fo:line-height="120%" fo:padding="0.176cm" fo:border="0.035cm solid #000000" style:writing-mode="lr-tb"/>
      <style:text-properties fo:font-variant="normal" fo:text-transform="none" fo:color="#000000" style:text-line-through-style="solid" fo:background-color="transparent" style:font-name-asian="Arial1" style:font-size-asian="13pt" style:font-style-asian="normal" style:font-weight-asian="normal"/>
    </style:style>
    <style:style style:name="P16" style:family="paragraph" style:parent-style-name="Table_20_Contents">
      <style:paragraph-properties fo:margin-top="0cm" fo:margin-bottom="0cm" fo:line-height="120%" fo:padding="0.176cm" fo:border="0.035cm solid #000000" style:writing-mode="lr-tb"/>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size="15pt" style:font-size-asian="15pt" style:font-size-complex="15pt"/>
    </style:style>
    <style:style style:name="P19" style:family="paragraph" style:parent-style-name="Table_20_Contents">
      <style:text-properties fo:font-size="15pt" style:font-size-asian="15pt" style:language-asian="ja" style:country-asian="JP" style:font-size-complex="15pt"/>
    </style:style>
    <style:style style:name="P20" style:family="paragraph" style:parent-style-name="Table_20_Contents">
      <style:text-properties fo:font-size="15pt" fo:background-color="#00ff66" style:font-size-asian="15pt" style:font-size-complex="15pt"/>
    </style:style>
    <style:style style:name="P21" style:family="paragraph" style:parent-style-name="Table_20_Contents">
      <style:text-properties fo:font-size="15pt" fo:font-weight="bold" fo:background-color="#00cc33" style:font-size-asian="15pt" style:font-weight-asian="bold" style:font-size-complex="15pt" style:font-weight-complex="bold"/>
    </style:style>
    <style:style style:name="P22" style:family="paragraph" style:parent-style-name="Table_20_Contents">
      <style:text-properties fo:font-size="15pt" fo:font-weight="bold" fo:background-color="#00cc33" style:font-size-asian="15pt" style:language-asian="ja" style:country-asian="JP" style:font-weight-asian="bold" style:font-size-complex="15pt" style:font-weight-complex="bold"/>
    </style:style>
    <style:style style:name="P23" style:family="paragraph" style:parent-style-name="Table_20_Contents">
      <style:paragraph-properties fo:text-align="center" style:justify-single-word="false"/>
      <style:text-properties fo:font-size="15pt" fo:font-weight="bold" style:font-size-asian="15pt" style:font-weight-asian="bold" style:font-size-complex="15pt" style:font-weight-complex="bold"/>
    </style:style>
    <style:style style:name="P24" style:family="paragraph" style:parent-style-name="Table_20_Contents">
      <style:text-properties fo:font-size="15pt" fo:font-weight="bold" fo:background-color="#66ff99" style:font-size-asian="15pt" style:font-weight-asian="bold" style:font-size-complex="15pt" style:font-weight-complex="bold"/>
    </style:style>
    <style:style style:name="P25" style:family="paragraph" style:parent-style-name="Table_20_Contents">
      <style:text-properties fo:font-size="15pt" fo:background-color="#ffff99" style:font-size-asian="15pt" style:language-asian="ja" style:country-asian="JP" style:font-size-complex="15pt"/>
    </style:style>
    <style:style style:name="P26" style:family="paragraph" style:parent-style-name="Table_20_Contents">
      <style:text-properties fo:font-size="15pt" style:text-underline-style="solid" style:text-underline-width="auto" style:text-underline-color="font-color" style:font-size-asian="15pt" style:language-asian="ja" style:country-asian="JP" style:font-size-complex="15pt"/>
    </style:style>
    <style:style style:name="P27" style:family="paragraph" style:parent-style-name="Table_20_Contents">
      <style:text-properties fo:font-size="15pt" fo:background-color="#ffff00" style:font-size-asian="15pt" style:language-asian="ja" style:country-asian="JP" style:font-size-complex="15pt"/>
    </style:style>
    <style:style style:name="P28" style:family="paragraph" style:parent-style-name="Table_20_Contents">
      <style:text-properties fo:font-size="18pt" fo:background-color="#ffff00" style:font-size-asian="18pt" style:font-size-complex="18pt"/>
    </style:style>
    <style:style style:name="P29" style:family="paragraph" style:parent-style-name="Table_20_Contents">
      <style:text-properties fo:font-size="18pt" fo:font-weight="bold" fo:background-color="#ffff00" style:font-size-asian="18pt" style:font-weight-asian="bold" style:font-size-complex="18pt" style:font-weight-complex="bold"/>
    </style:style>
    <style:style style:name="P30" style:family="paragraph" style:parent-style-name="Table_20_Contents">
      <style:text-properties fo:font-size="20pt" fo:font-weight="bold" fo:background-color="#ffff00" style:font-size-asian="20pt" style:font-weight-asian="bold" style:font-size-complex="20pt" style:font-weight-complex="bold"/>
    </style:style>
    <style:style style:name="P31" style:family="paragraph" style:parent-style-name="Table_20_Contents">
      <style:text-properties style:text-line-through-style="solid" fo:font-size="15pt" fo:background-color="transparent" style:font-size-asian="15pt" style:language-asian="ja" style:country-asian="JP" style:font-size-complex="15pt"/>
    </style:style>
    <style:style style:name="P32" style:family="paragraph" style:parent-style-name="Table_20_Contents">
      <style:text-properties style:text-line-through-style="solid" fo:font-size="15pt" style:font-size-asian="15pt" style:language-asian="ja" style:country-asian="JP" style:font-size-complex="15pt"/>
    </style:style>
    <style:style style:name="P33" style:family="paragraph" style:parent-style-name="Standard">
      <style:text-properties fo:font-variant="normal" fo:text-transform="none" fo:color="#000000" style:text-line-through-style="none" style:font-name="Arial1" fo:font-size="15pt" fo:font-style="normal" style:text-underline-style="none" fo:font-weight="normal" style:text-blinking="false" fo:background-color="transparent"/>
    </style:style>
    <style:style style:name="P34" style:family="paragraph" style:parent-style-name="Standard">
      <style:paragraph-properties fo:text-align="start" style:justify-single-word="false"/>
      <style:text-properties fo:font-variant="normal" fo:text-transform="none" fo:color="#6666ff" style:text-line-through-style="none" style:font-name="Arial1" fo:font-size="20pt" fo:font-style="normal" style:text-underline-style="none" fo:font-weight="normal" style:text-blinking="false" fo:background-color="transparent" style:font-size-asian="20pt" style:font-size-complex="20pt"/>
    </style:style>
    <style:style style:name="P35" style:family="paragraph" style:parent-style-name="Standard">
      <style:paragraph-properties fo:margin-top="0cm" fo:margin-bottom="0cm" fo:line-height="138%" fo:text-align="start" style:justify-single-word="false" style:writing-mode="lr-tb"/>
      <style:text-properties fo:font-variant="normal" fo:text-transform="none" fo:color="#6666ff" style:text-line-through-style="none" style:font-name="Arial1" fo:font-size="16pt" fo:font-style="normal" style:text-underline-style="none" fo:font-weight="normal" style:text-blinking="false" fo:background-color="transparent" style:font-size-asian="16pt" style:font-size-complex="16pt"/>
    </style:style>
    <style:style style:name="P36" style:family="paragraph" style:parent-style-name="Standard">
      <style:paragraph-properties fo:margin-top="0cm" fo:margin-bottom="0cm" fo:line-height="138%" fo:text-align="start" style:justify-single-word="false" style:writing-mode="lr-tb"/>
      <style:text-properties fo:font-variant="normal" fo:text-transform="none" fo:color="#6666ff" style:text-line-through-style="none" style:font-name="Arial1" fo:font-size="20pt" fo:font-style="normal" style:text-underline-style="none" fo:font-weight="normal" style:text-blinking="false" fo:background-color="transparent" style:font-size-asian="20pt" style:font-size-complex="20pt"/>
    </style:style>
    <style:style style:name="P37" style:family="paragraph" style:parent-style-name="Standard">
      <style:paragraph-properties fo:margin-top="0cm" fo:margin-bottom="0cm" fo:line-height="138%" style:writing-mode="lr-tb"/>
      <style:text-properties fo:font-size="16pt" style:font-size-asian="16pt" style:font-size-complex="16pt"/>
    </style:style>
    <style:style style:name="P38" style:family="paragraph" style:parent-style-name="Table_20_Contents">
      <style:text-properties fo:font-size="15pt" fo:font-weight="bold" fo:background-color="#00cc33" style:font-size-asian="15pt" style:font-weight-asian="bold" style:font-size-complex="15pt" style:font-weight-complex="bold"/>
    </style:style>
    <style:style style:name="P39" style:family="paragraph" style:parent-style-name="Table_20_Contents">
      <style:text-properties fo:font-size="15pt" fo:background-color="#00ff66" style:font-size-asian="15pt" style:font-size-complex="15pt"/>
    </style:style>
    <style:style style:name="P40" style:family="paragraph" style:parent-style-name="Table_20_Contents">
      <style:text-properties fo:font-size="18pt" fo:font-weight="bold" fo:background-color="#ffff00" style:font-size-asian="18pt" style:font-weight-asian="bold" style:font-size-complex="18pt" style:font-weight-complex="bold"/>
    </style:style>
    <style:style style:name="P41" style:family="paragraph" style:parent-style-name="Text_20_body">
      <style:paragraph-properties fo:margin-top="0cm" fo:margin-bottom="0cm" fo:line-height="138%" style:writing-mode="lr-tb"/>
      <style:text-properties fo:font-size="15pt" fo:font-weight="bold" fo:background-color="#00cc33" style:font-size-asian="15pt" style:font-weight-asian="bold" style:font-size-complex="15pt" style:font-weight-complex="bold"/>
    </style:style>
    <style:style style:name="P42" style:family="paragraph" style:parent-style-name="Text_20_body">
      <style:paragraph-properties fo:margin-top="0cm" fo:margin-bottom="0cm" fo:line-height="138%" style:writing-mode="lr-tb"/>
      <style:text-properties fo:font-size="15pt" fo:font-weight="bold" fo:background-color="#00cc33" style:font-size-asian="15pt" style:language-asian="ja" style:country-asian="JP" style:font-weight-asian="bold" style:font-size-complex="15pt" style:font-weight-complex="bold"/>
    </style:style>
    <style:style style:name="P43" style:family="paragraph" style:parent-style-name="Text_20_body">
      <style:paragraph-properties fo:margin-top="0cm" fo:margin-bottom="0cm" fo:line-height="138%" style:writing-mode="lr-tb"/>
      <style:text-properties fo:font-size="12pt" fo:background-color="#00ff66" style:font-size-asian="12pt" style:font-size-complex="12pt"/>
    </style:style>
    <style:style style:name="P44" style:family="paragraph" style:parent-style-name="Text_20_body">
      <style:paragraph-properties fo:margin-top="0cm" fo:margin-bottom="0cm" fo:line-height="138%" style:writing-mode="lr-tb"/>
      <style:text-properties fo:font-size="12pt" fo:background-color="#00ff66" style:font-size-asian="12pt" style:language-asian="ja" style:country-asian="JP" style:font-size-complex="12pt"/>
    </style:style>
    <style:style style:name="P45" style:family="paragraph" style:parent-style-name="Text_20_body">
      <style:paragraph-properties fo:margin-top="0cm" fo:margin-bottom="0cm" fo:line-height="138%" style:writing-mode="lr-tb"/>
    </style:style>
    <style:style style:name="P46"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6pt"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Arial1" fo:font-size="13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5pt" fo:font-style="normal" style:text-underline-style="none" fo:font-weight="normal" style:text-blinking="false" fo:background-color="transparent"/>
    </style:style>
    <style:style style:name="T3" style:family="text">
      <style:text-properties fo:font-variant="normal" fo:text-transform="none" fo:color="#000000" style:text-line-through-style="none" style:font-name="Arial1" fo:font-size="16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5" style:family="text">
      <style:text-properties fo:font-variant="normal" fo:text-transform="none" fo:color="#000000" style:text-line-through-style="none" style:text-underline-style="none" style:text-blinking="false" fo:background-color="transparent" style:font-name-asian="Arial1" style:font-size-asian="13pt" style:font-style-asian="normal" style:font-weight-asian="normal"/>
    </style:style>
    <style:style style:name="T6" style:family="text">
      <style:text-properties fo:font-variant="normal" fo:text-transform="none" fo:color="#000000" style:text-line-through-style="none" style:text-underline-style="none" style:text-blinking="false" fo:background-color="transparent" style:font-name-asian="Arial1" style:font-size-asian="15pt" style:font-style-asian="normal" style:font-weight-asian="normal"/>
    </style:style>
    <style:style style:name="T7" style:family="text">
      <style:text-properties fo:font-variant="normal" fo:text-transform="none" fo:color="#1155cc" style:text-line-through-style="none" style:font-name="Arial1" fo:font-size="13pt" fo:font-style="normal" style:text-underline-style="solid" style:text-underline-width="auto" style:text-underline-color="font-color" fo:font-weight="normal" style:text-blinking="false" fo:background-color="transparent"/>
    </style:style>
    <style:style style:name="T8" style:family="text">
      <style:text-properties style:font-name="Arial1" fo:font-size="13pt" fo:font-style="normal" fo:font-weight="normal"/>
    </style:style>
    <style:style style:name="T9" style:family="text">
      <style:text-properties style:font-name-asian="Arial1" style:font-size-asian="13pt" style:font-style-asian="normal" style:font-weight-asian="normal"/>
    </style:style>
    <style:style style:name="T10" style:family="text">
      <style:text-properties style:language-asian="ja" style:country-asian="JP"/>
    </style:style>
    <style:style style:name="T11" style:family="text">
      <style:text-properties fo:font-weight="bold" style:font-weight-asian="bold" style:font-weight-complex="bold"/>
    </style:style>
    <style:style style:name="T12" style:family="text">
      <style:text-properties fo:font-weight="bold" style:language-asian="ja" style:country-asian="JP" style:font-weight-asian="bold" style:font-weight-complex="bold"/>
    </style:style>
    <style:style style:name="T13" style:family="text">
      <style:text-properties fo:color="#000000"/>
    </style:style>
    <style:style style:name="T14" style:family="text">
      <style:text-properties fo:color="#000000" fo:font-size="16pt"/>
    </style:style>
    <style:style style:name="T15" style:family="text">
      <style:text-properties fo:background-color="transparent"/>
    </style:style>
    <style:style style:name="T16" style:family="text">
      <style:text-properties fo:background-color="transparent" style:language-asian="ja" style:country-asian="JP"/>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text:bookmark text:name="docs-internal-guid-24be9d3c-7fff-dc5c-e361-0737f37c2602"/></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0">59</text:p>
          </table:table-cell>
          <table:table-cell table:style-name="表1.A1" office:value-type="string">
            <text:p text:style-name="P15">豚肉ですか、あるいは、牛肉ですか。鶏肉を食べましょう。</text:p>
          </table:table-cell>
          <table:table-cell table:style-name="表1.A1" office:value-type="string">
            <text:p text:style-name="P16"><text:span text:style-name="T5">フレーズ：選択：</text:span><text:span text:style-name="T1">A</text:span><text:span text:style-name="T5">あるいは</text:span><text:span text:style-name="T1">B</text:span><text:span text:style-name="T5">：</text:span><text:span text:style-name="T2">A </text:span><text:span text:style-name="T6">나 </text:span><text:span text:style-name="T2">B</text:span></text:p>
          </table:table-cell>
          <table:table-cell table:style-name="表1.A1" office:value-type="string">
            <text:p text:style-name="P11">20190727_113827</text:p>
          </table:table-cell>
        </table:table-row>
        <table:table-row>
          <table:table-cell table:style-name="表1.A1" office:value-type="string">
            <text:p text:style-name="P10">60</text:p>
          </table:table-cell>
          <table:table-cell table:style-name="表1.A1" office:value-type="string">
            <text:p text:style-name="P15">私は、昨日見た夢の中では、牛でした。その前は、馬でした。</text:p>
          </table:table-cell>
          <table:table-cell table:style-name="表1.A1" office:value-type="string">
            <text:p text:style-name="P16"><text:span text:style-name="T5">文法：過去形：名詞：～でした：였어요</text:span><text:span text:style-name="T1">/</text:span><text:span text:style-name="T5">이었어요 </text:span><text:span text:style-name="T1">(</text:span><text:a xlink:type="simple" xlink:href="https://chibikani.com/korean-grammar-past" text:style-name="Internet_20_link" text:visited-style-name="Visited_20_Internet_20_Link"><text:span text:style-name="T7">link</text:span></text:a><text:span text:style-name="T1">)</text:span></text:p>
          </table:table-cell>
          <table:table-cell table:style-name="表1.A1" office:value-type="string">
            <text:p text:style-name="P11">20190801_105959</text:p>
          </table:table-cell>
        </table:table-row>
        <table:table-row>
          <table:table-cell table:style-name="表1.A1" office:value-type="string">
            <text:p text:style-name="P10">61</text:p>
          </table:table-cell>
          <table:table-cell table:style-name="表1.A1" office:value-type="string">
            <text:p text:style-name="P15">この料理は、とても美味しかったです。昨日は、あなたに会えて、とても嬉しかったです。</text:p>
          </table:table-cell>
          <table:table-cell table:style-name="表1.A1" office:value-type="string">
            <text:p text:style-name="P16"><text:span text:style-name="T5">文法：過去形：動詞：～した：아</text:span><text:span text:style-name="T1">/</text:span><text:span text:style-name="T5">어形＋ㅆ어요 </text:span><text:span text:style-name="T1">(</text:span><text:a xlink:type="simple" xlink:href="https://chibikani.com/korean-grammar-past" text:style-name="Internet_20_link" text:visited-style-name="Visited_20_Internet_20_Link"><text:span text:style-name="T7">link</text:span></text:a><text:span text:style-name="T1">)</text:span></text:p>
          </table:table-cell>
          <table:table-cell table:style-name="表1.A1" office:value-type="string">
            <text:p text:style-name="P11">20190801_110251</text:p>
          </table:table-cell>
        </table:table-row>
        <table:table-row>
          <table:table-cell table:style-name="表1.A1" office:value-type="string">
            <text:p text:style-name="P10">62</text:p>
          </table:table-cell>
          <table:table-cell table:style-name="表1.A1" office:value-type="string">
            <text:p text:style-name="P15">その事実を知っているのは、私だけではありません。</text:p>
            <text:p text:style-name="P15">この絵を見たことがあるのは、あたなだけではありません。</text:p>
          </table:table-cell>
          <table:table-cell table:style-name="表1.A1" office:value-type="string">
            <text:p text:style-name="P16"><text:span text:style-name="T5">文法：～だけではない：</text:span><text:span text:style-name="T1">~ </text:span><text:span text:style-name="T5">뿐</text:span><text:span text:style-name="T1">(</text:span><text:span text:style-name="T5">만</text:span><text:span text:style-name="T1">) </text:span><text:span text:style-name="T5">아니다 </text:span><text:a xlink:type="simple" xlink:href="http://www.kampoo.com/korean/phrase/009_just_only_also.html" text:style-name="Internet_20_link" text:visited-style-name="Visited_20_Internet_20_Link"><text:span text:style-name="T7">link</text:span></text:a></text:p>
          </table:table-cell>
          <table:table-cell table:style-name="表1.A1" office:value-type="string">
            <text:p text:style-name="P11">20190801_111504</text:p>
          </table:table-cell>
        </table:table-row>
        <table:table-row>
          <table:table-cell table:style-name="表1.A1" office:value-type="string">
            <text:p text:style-name="P10">63</text:p>
          </table:table-cell>
          <table:table-cell table:style-name="表1.A1" office:value-type="string">
            <text:p text:style-name="P15">もう一度、言って頂けますか？この鉛筆を、使って頂けますか？</text:p>
          </table:table-cell>
          <table:table-cell table:style-name="表1.A1" office:value-type="string">
            <text:p text:style-name="P13">フレーズ： してくださいますか？：해주시겠어요</text:p>
            <text:p text:style-name="P16"><text:a xlink:type="simple" xlink:href="https://marisha39.com/phrase/phrase1314/" text:style-name="Internet_20_link" text:visited-style-name="Visited_20_Internet_20_Link"><text:span text:style-name="T7">link</text:span></text:a></text:p>
          </table:table-cell>
          <table:table-cell table:style-name="表1.A1" office:value-type="string">
            <text:p text:style-name="P11">20190801_112411</text:p>
          </table:table-cell>
        </table:table-row>
        <table:table-row>
          <table:table-cell table:style-name="表1.A1" office:value-type="string">
            <text:p text:style-name="P10">64</text:p>
          </table:table-cell>
          <table:table-cell table:style-name="表1.A1" office:value-type="string">
            <text:p text:style-name="P15">もう一度、試してみよう。もう一度、計算してみよう。もう一度だけ、見てみよう。</text:p>
          </table:table-cell>
          <table:table-cell table:style-name="表1.A1" office:value-type="string">
            <text:p text:style-name="P13">フレーズ： もう一度：한 번</text:p>
            <text:p text:style-name="P16"><text:a xlink:type="simple" xlink:href="https://marisha39.com/phrase/phrase1314/" text:style-name="Internet_20_link" text:visited-style-name="Visited_20_Internet_20_Link"><text:span text:style-name="T7">link</text:span></text:a></text:p>
          </table:table-cell>
          <table:table-cell table:style-name="表1.A1" office:value-type="string">
            <text:p text:style-name="P11">20190801_112411</text:p>
          </table:table-cell>
        </table:table-row>
        <table:table-row>
          <table:table-cell table:style-name="表1.A1" office:value-type="string">
            <text:p text:style-name="P10">65</text:p>
          </table:table-cell>
          <table:table-cell table:style-name="表1.A1" office:value-type="string">
            <text:p text:style-name="P13">私にも、昨日あなたが捕ってきたカブトムシを、机の上で、見せてください。</text:p>
            <text:p text:style-name="Table_20_Contents"/>
          </table:table-cell>
          <table:table-cell table:style-name="表1.A1" office:value-type="string">
            <text:p text:style-name="P14"><text:span text:style-name="T9">文法：～させる（使役）：보다 </text:span><text:span text:style-name="T8">/ </text:span><text:span text:style-name="T9">보이다</text:span></text:p>
            <text:p text:style-name="P16"><text:a xlink:type="simple" xlink:href="http://www.kampoo.com/korean/grammar/jhs_predicate_causative_form.htm" text:style-name="Internet_20_link" text:visited-style-name="Visited_20_Internet_20_Link"><text:span text:style-name="T7">link</text:span></text:a></text:p>
          </table:table-cell>
          <table:table-cell table:style-name="表1.A1" office:value-type="string">
            <text:p text:style-name="P11">20190802_083105</text:p>
          </table:table-cell>
        </table:table-row>
        <table:table-row>
          <table:table-cell table:style-name="表1.A1" office:value-type="string">
            <text:p text:style-name="P10">66</text:p>
          </table:table-cell>
          <table:table-cell table:style-name="表1.A1" office:value-type="string">
            <text:p text:style-name="P15">あの空に、飛行機を飛ばす。それが、私の、子供時代からの夢です。</text:p>
          </table:table-cell>
          <table:table-cell table:style-name="表1.A1" office:value-type="string">
            <text:p text:style-name="P14"><text:span text:style-name="T9">文法：～させる（使役）：날다 </text:span><text:span text:style-name="T8">/ </text:span><text:span text:style-name="T9">날리다</text:span></text:p>
            <text:p text:style-name="P16"><text:a xlink:type="simple" xlink:href="http://www.kampoo.com/korean/grammar/jhs_predicate_causative_form.htm" text:style-name="Internet_20_link" text:visited-style-name="Visited_20_Internet_20_Link"><text:span text:style-name="T7">link</text:span></text:a></text:p>
          </table:table-cell>
          <table:table-cell table:style-name="表1.A1" office:value-type="string">
            <text:p text:style-name="P11">20190802_083742</text:p>
          </table:table-cell>
        </table:table-row>
        <table:table-row>
          <table:table-cell table:style-name="表1.A1" office:value-type="string">
            <text:p text:style-name="P10">67</text:p>
          </table:table-cell>
          <table:table-cell table:style-name="表1.A1" office:value-type="string">
            <text:p text:style-name="P15">ここに座って外を見てください。牛が来たので、鶏は帰ります。</text:p>
          </table:table-cell>
          <table:table-cell table:style-name="表1.A1" office:value-type="string">
            <text:p text:style-name="P13">文法：動詞・形容詞の因果形：서</text:p>
            <text:p text:style-name="P16"><text:a xlink:type="simple" xlink:href="http://www.kampoo.com/korean/grammar/conjunction_cause.htm" text:style-name="Internet_20_link" text:visited-style-name="Visited_20_Internet_20_Link"><text:span text:style-name="T7">link</text:span></text:a></text:p>
          </table:table-cell>
          <table:table-cell table:style-name="表1.A1" office:value-type="string">
            <text:p text:style-name="P11">20190805_104725</text:p>
          </table:table-cell>
        </table:table-row>
        <table:table-row>
          <table:table-cell table:style-name="表1.A1" office:value-type="string">
            <text:p text:style-name="Table_20_Contents"/>
          </table:table-cell>
          <table:table-cell table:style-name="表1.A1" office:value-type="string">
            <text:p text:style-name="P15">今日、一人で、飛行機に乗って、韓国へ行きます。去年、一度だけ、船で、タイへ行った。アメ<text:soft-page-break/>リカへは、もう、行かない。いつ、観光で、ロシアへ行きますか？</text:p>
          </table:table-cell>
          <table:table-cell table:style-name="表1.A1" office:value-type="string">
            <text:p text:style-name="P13">文法：動詞・形容詞の活用</text:p>
            <text:p text:style-name="P16"><text:a xlink:type="simple" xlink:href="http://www.kampoo.com/korean/grammar/inflection.htm" text:style-name="Internet_20_link" text:visited-style-name="Visited_20_Internet_20_Link"><text:span text:style-name="T7">link</text:span></text:a></text:p>
          </table:table-cell>
          <table:table-cell table:style-name="表1.A1" office:value-type="string">
            <text:p text:style-name="P11">20190805_105709</text:p>
          </table:table-cell>
        </table:table-row>
        <table:table-row>
          <table:table-cell table:style-name="表1.A1" office:value-type="string">
            <text:p text:style-name="Table_20_Contents"/>
          </table:table-cell>
          <table:table-cell table:style-name="表1.A1" office:value-type="string">
            <text:p text:style-name="P15">私は、おにぎりが、とても好きです。彼は、昼食には、おにぎりがいい、と言いました。</text:p>
            <text:p text:style-name="Table_20_Contents"/>
          </table:table-cell>
          <table:table-cell table:style-name="表1.A1" office:value-type="string">
            <text:p text:style-name="P13">単語：좋아하다（好きだ）</text:p>
            <text:p text:style-name="P16"><text:a xlink:type="simple" xlink:href="http://www.kampoo.com/korean/grammar/josa_miss.html" text:style-name="Internet_20_link" text:visited-style-name="Visited_20_Internet_20_Link"><text:span text:style-name="T7">link</text:span></text:a></text:p>
          </table:table-cell>
          <table:table-cell table:style-name="表1.A1" office:value-type="string">
            <text:p text:style-name="P11">20190805_110630</text:p>
          </table:table-cell>
        </table:table-row>
        <table:table-row>
          <table:table-cell table:style-name="表1.A1" office:value-type="string">
            <text:p text:style-name="Table_20_Contents"/>
          </table:table-cell>
          <table:table-cell table:style-name="表1.A1" office:value-type="string">
            <text:p text:style-name="P15">何のために、そこへ行くのですか？何を読んでいるのですか？犬は、何がすきですか？</text:p>
          </table:table-cell>
          <table:table-cell table:style-name="表1.A1" office:value-type="string">
            <text:p text:style-name="P14"><text:span text:style-name="T9">文法：疑問詞：무엇（何）、무엇을</text:span><text:span text:style-name="T8">=</text:span><text:span text:style-name="T9">뭘</text:span></text:p>
            <text:p text:style-name="P16"><text:a xlink:type="simple" xlink:href="http://www.kampoo.com/korean/grammar/interrogative_pronoun.htm" text:style-name="Internet_20_link" text:visited-style-name="Visited_20_Internet_20_Link"><text:span text:style-name="T7">link</text:span></text:a></text:p>
          </table:table-cell>
          <table:table-cell table:style-name="表1.A1" office:value-type="string">
            <text:p text:style-name="P11">20190807_080551</text:p>
          </table:table-cell>
        </table:table-row>
        <table:table-row>
          <table:table-cell table:style-name="表1.A1" office:value-type="string">
            <text:p text:style-name="Table_20_Contents"/>
          </table:table-cell>
          <table:table-cell table:style-name="表1.A1" office:value-type="string">
            <text:p text:style-name="P15">どの料理が、あなたが昨日、作ったものですか？どの方向に行くと、駅へ行けますか？</text:p>
            <text:p text:style-name="Table_20_Contents"/>
          </table:table-cell>
          <table:table-cell table:style-name="表1.A1" office:value-type="string">
            <text:p text:style-name="P13">文法：疑問詞：어느 （どの）</text:p>
            <text:p text:style-name="P16"><text:a xlink:type="simple" xlink:href="http://www.kampoo.com/korean/grammar/interrogative_pronoun.htm" text:style-name="Internet_20_link" text:visited-style-name="Visited_20_Internet_20_Link"><text:span text:style-name="T7">link</text:span></text:a></text:p>
          </table:table-cell>
          <table:table-cell table:style-name="表1.A1" office:value-type="string">
            <text:p text:style-name="P11">20190807_081612</text:p>
          </table:table-cell>
        </table:table-row>
        <table:table-row>
          <table:table-cell table:style-name="表1.A1" office:value-type="string">
            <text:p text:style-name="Table_20_Contents"/>
          </table:table-cell>
          <table:table-cell table:style-name="表1.A1" office:value-type="string">
            <text:p text:style-name="P15">この部屋へは、誰でも、目的があれば、入れます。投票するためには、通知書をその場で提示する以外に、何も必要ありません。</text:p>
          </table:table-cell>
          <table:table-cell table:style-name="表1.A1" office:value-type="string">
            <text:p text:style-name="P13">文法：疑問詞：아무（不特定の何か、誰か）</text:p>
            <text:p text:style-name="P16"><text:a xlink:type="simple" xlink:href="http://www.kampoo.com/korean/grammar/interrogative_pronoun.htm" text:style-name="Internet_20_link" text:visited-style-name="Visited_20_Internet_20_Link"><text:span text:style-name="T7">link</text:span></text:a></text:p>
          </table:table-cell>
          <table:table-cell table:style-name="表1.A1" office:value-type="string">
            <text:p text:style-name="P11">20190807_081612</text:p>
          </table:table-cell>
        </table:table-row>
        <table:table-row>
          <table:table-cell table:style-name="表1.A1" office:value-type="string">
            <text:p text:style-name="Table_20_Contents"/>
          </table:table-cell>
          <table:table-cell table:style-name="表1.A1" office:value-type="string">
            <text:p text:style-name="P15">いま、あの坂を、ゆっくりと歩いているのは、誰ですか？誰に、その鉛筆を、昨日、あのお店の前で、あげましたか？</text:p>
          </table:table-cell>
          <table:table-cell table:style-name="表1.A1" office:value-type="string">
            <text:p text:style-name="P13">文法：疑問詞：누구（だれ）</text:p>
            <text:p text:style-name="P16"><text:a xlink:type="simple" xlink:href="http://www.kampoo.com/korean/grammar/interrogative_pronoun.htm" text:style-name="Internet_20_link" text:visited-style-name="Visited_20_Internet_20_Link"><text:span text:style-name="T7">link</text:span></text:a></text:p>
          </table:table-cell>
          <table:table-cell table:style-name="表1.A1" office:value-type="string">
            <text:p text:style-name="P11">20190807_081612</text:p>
          </table:table-cell>
        </table:table-row>
        <table:table-row>
          <table:table-cell table:style-name="表1.A1" office:value-type="string">
            <text:p text:style-name="Table_20_Contents"/>
          </table:table-cell>
          <table:table-cell table:style-name="表1.A1" office:value-type="string">
            <text:p text:style-name="P15">先に、この道を、速く、歩いてください。そしたら、私も、一緒に、急いで、歩きます。</text:p>
          </table:table-cell>
          <table:table-cell table:style-name="表1.A1" office:value-type="string">
            <text:p text:style-name="P14"><text:span text:style-name="T9">文法：接続詞：そしたら：그러면</text:span><text:span text:style-name="T8">(=</text:span><text:span text:style-name="T9">그럼</text:span><text:span text:style-name="T8">, </text:span><text:span text:style-name="T9">그리하면</text:span><text:span text:style-name="T8">, </text:span><text:span text:style-name="T9">그렇다면</text:span><text:span text:style-name="T8">)</text:span></text:p>
            <text:p text:style-name="P16"><text:a xlink:type="simple" xlink:href="http://www.kampoo.com/korean/grammar/conjunction.htm" text:style-name="Internet_20_link" text:visited-style-name="Visited_20_Internet_20_Link"><text:span text:style-name="T7">link</text:span></text:a></text:p>
          </table:table-cell>
          <table:table-cell table:style-name="表1.A1" office:value-type="string">
            <text:p text:style-name="P11">20190808_085917</text:p>
          </table:table-cell>
        </table:table-row>
        <table:table-row>
          <table:table-cell table:style-name="表1.A1" office:value-type="string">
            <text:p text:style-name="Table_20_Contents"/>
          </table:table-cell>
          <table:table-cell table:style-name="表1.A1" office:value-type="string">
            <text:p text:style-name="P15">一昨日の昼、ねずみが、笑いながら、急いで、近くの公園へ、遊びに行きました。ところが、公園では、大勢の人たちがサッカーをやっていて、ねずみが遊べる場所は、残念ながら、ありませんでした。</text:p>
          </table:table-cell>
          <table:table-cell table:style-name="表1.A1" office:value-type="string">
            <text:p text:style-name="P13">文法：接続詞：ところが：그런데</text:p>
            <text:p text:style-name="P16"><text:a xlink:type="simple" xlink:href="http://www.kampoo.com/korean/grammar/conjunction.htm" text:style-name="Internet_20_link" text:visited-style-name="Visited_20_Internet_20_Link"><text:span text:style-name="T7">link</text:span></text:a></text:p>
          </table:table-cell>
          <table:table-cell table:style-name="表1.A1" office:value-type="string">
            <text:p text:style-name="P11">20190808_090717</text:p>
          </table:table-cell>
        </table:table-row>
        <text:soft-page-break/>
        <table:table-row>
          <table:table-cell table:style-name="表1.A1" office:value-type="string">
            <text:p text:style-name="Table_20_Contents"/>
          </table:table-cell>
          <table:table-cell table:style-name="表1.A1" office:value-type="string">
            <text:p text:style-name="P15">以上で、説明を終わります。もう、分かった？残念ながら、よく聞いていたのですが、まだ、自分の中では、それが、どういう意味なのか、よく分かりません。</text:p>
          </table:table-cell>
          <table:table-cell table:style-name="表1.A1" office:value-type="string">
            <text:p text:style-name="P13">フレーズ：よくわかりません：잘 모르겠어요</text:p>
            <text:p text:style-name="P16"><text:a xlink:type="simple" xlink:href="https://marisha39.com/phrase/phrase1493/" text:style-name="Internet_20_link" text:visited-style-name="Visited_20_Internet_20_Link"><text:span text:style-name="T7">link</text:span></text:a></text:p>
          </table:table-cell>
          <table:table-cell table:style-name="表1.A1" office:value-type="string">
            <text:p text:style-name="P11">20190808_092310</text:p>
          </table:table-cell>
        </table:table-row>
        <table:table-row>
          <table:table-cell table:style-name="表1.A1" office:value-type="string">
            <text:p text:style-name="Table_20_Contents"/>
          </table:table-cell>
          <table:table-cell table:style-name="表1.A1" office:value-type="string">
            <text:p text:style-name="P10">AAA</text:p>
            <text:p text:style-name="P12"/>
          </table:table-cell>
          <table:table-cell table:style-name="表1.A1" office:value-type="string">
            <text:p text:style-name="Table_20_Contents"/>
          </table:table-cell>
          <table:table-cell table:style-name="表1.A1" office:value-type="string">
            <text:p text:style-name="Table_20_Contents"/>
          </table:table-cell>
        </table:table-row>
      </table:table>
      <text:p text:style-name="Standard"/>
      <table:table table:name="表3" table:style-name="表3">
        <table:table-column table:style-name="表3.A"/>
        <table:table-column table:style-name="表3.B"/>
        <table:table-column table:style-name="表3.C"/>
        <table:table-column table:style-name="表3.D"/>
        <table:table-row>
          <table:table-cell table:style-name="表3.A1" office:value-type="float" office:value="1">
            <text:p text:style-name="P18">1</text:p>
          </table:table-cell>
          <table:table-cell table:style-name="表3.B1" office:value-type="string">
            <text:p text:style-name="P25">あの方は、車椅子をお使いになるか、あなたは、ご存知ですか？</text:p>
          </table:table-cell>
          <table:table-cell table:style-name="表3.B1" office:value-type="string">
            <text:p text:style-name="P19">文法：敬語：する：하시다</text:p>
            <text:p text:style-name="P19"><text:a xlink:type="simple" xlink:href="https://marisha39.com/expression/korhonorifics1/" text:style-name="Internet_20_link" text:visited-style-name="Visited_20_Internet_20_Link">link</text:a></text:p>
          </table:table-cell>
          <table:table-cell table:style-name="表3.D1" office:value-type="string">
            <text:p text:style-name="P18">20190811_091050</text:p>
          </table:table-cell>
        </table:table-row>
        <table:table-row>
          <table:table-cell table:style-name="表3.A2" office:value-type="float" office:value="2">
            <text:p text:style-name="P18">2</text:p>
          </table:table-cell>
          <table:table-cell table:style-name="表3.B2" office:value-type="string">
            <text:p text:style-name="P25">犬が、小屋の中で、丸くなって、寝ています。カブトムシが、木の上で、日差しを避けて、お休みになってます。</text:p>
          </table:table-cell>
          <table:table-cell table:style-name="表3.B2" office:value-type="string">
            <text:p text:style-name="P19">文法：敬語：寝る：주무세요</text:p>
            <text:p text:style-name="P19"><text:a xlink:type="simple" xlink:href="https://marisha39.com/expression/korhonorifics1/" text:style-name="Internet_20_link" text:visited-style-name="Visited_20_Internet_20_Link">link</text:a></text:p>
          </table:table-cell>
          <table:table-cell table:style-name="表3.D2" office:value-type="string">
            <text:p text:style-name="P18">20190811_093504</text:p>
          </table:table-cell>
        </table:table-row>
        <table:table-row>
          <table:table-cell table:style-name="表3.A2" office:value-type="float" office:value="3">
            <text:p text:style-name="P18">3</text:p>
          </table:table-cell>
          <table:table-cell table:style-name="表3.B2" office:value-type="string">
            <text:p text:style-name="P26">何をいっているのか、分かりません。あの人は、そうおっしゃりますが、実は、そのとおりなんです。</text:p>
          </table:table-cell>
          <table:table-cell table:style-name="表3.B2" office:value-type="string">
            <text:p text:style-name="P19">文法：敬語：言う：말씀하시다</text:p>
            <text:p text:style-name="P19"><text:a xlink:type="simple" xlink:href="https://marisha39.com/expression/korhonorifics1/" text:style-name="Internet_20_link" text:visited-style-name="Visited_20_Internet_20_Link">link</text:a></text:p>
          </table:table-cell>
          <table:table-cell table:style-name="表3.D2" office:value-type="string">
            <text:p text:style-name="P18">20190811_094346</text:p>
          </table:table-cell>
        </table:table-row>
        <table:table-row>
          <table:table-cell table:style-name="表3.A2" office:value-type="float" office:value="4">
            <text:p text:style-name="P18">4</text:p>
          </table:table-cell>
          <table:table-cell table:style-name="表3.B2" office:value-type="string">
            <text:p text:style-name="P32">一昨日の夕方、近くの公園の林の中で、突然、蝉に会いました。ケヤキの木に、お目にかかりたいです。</text:p>
          </table:table-cell>
          <table:table-cell table:style-name="表3.B2" office:value-type="string">
            <text:p text:style-name="P19">文法：敬語：会う：뵙다</text:p>
            <text:p text:style-name="P19"><text:a xlink:type="simple" xlink:href="https://marisha39.com/expression/korhonorifics1/" text:style-name="Internet_20_link" text:visited-style-name="Visited_20_Internet_20_Link">link</text:a></text:p>
          </table:table-cell>
          <table:table-cell table:style-name="表3.D2" office:value-type="string">
            <text:p text:style-name="P18">20190811_095725</text:p>
          </table:table-cell>
        </table:table-row>
        <table:table-row>
          <table:table-cell table:style-name="表3.A2" office:value-type="float" office:value="6">
            <text:p text:style-name="P19">6</text:p>
          </table:table-cell>
          <table:table-cell table:style-name="表3.B2" office:value-type="string">
            <text:p text:style-name="P31">左手が、明後日、そのノートをお使いになります。肺と胃が、今朝、飲み物を持ってくるように、おっしゃいました。</text:p>
            <text:p text:style-name="P22"/>
          </table:table-cell>
          <table:table-cell table:style-name="表3.B2" office:value-type="string">
            <text:p text:style-name="P19">文法：敬語：する、言う：하시다、</text:p>
            <text:p text:style-name="P19">말씀하시다</text:p>
            <text:p text:style-name="P19"><text:a xlink:type="simple" xlink:href="https://marisha39.com/expression/korhonorifics1/" text:style-name="Internet_20_link" text:visited-style-name="Visited_20_Internet_20_Link">link</text:a></text:p>
          </table:table-cell>
          <table:table-cell table:style-name="表3.D2" office:value-type="string">
            <text:p text:style-name="P18">20190812_092754</text:p>
          </table:table-cell>
        </table:table-row>
        <table:table-row>
          <table:table-cell table:style-name="表3.A2" office:value-type="float" office:value="7">
            <text:p text:style-name="P18">7</text:p>
          </table:table-cell>
          <table:table-cell table:style-name="表3.B2" office:value-type="string">
            <text:p text:style-name="P27">自転車が、三輪車に、いつの日か、ゆっくりと、話しをお聞きしたい、と言いました。</text:p>
            <text:p text:style-name="P22"/>
          </table:table-cell>
          <table:table-cell table:style-name="表3.B2" office:value-type="string">
            <text:p text:style-name="P19">文法：敬語：お聞きする：여쭈다</text:p>
            <text:p text:style-name="P19"><text:a xlink:type="simple" xlink:href="https://marisha39.com/expression/korhonorifics1/" text:style-name="Internet_20_link" text:visited-style-name="Visited_20_Internet_20_Link">link</text:a></text:p>
          </table:table-cell>
          <table:table-cell table:style-name="表3.D2" office:value-type="string">
            <text:p text:style-name="P18">20190812_094210</text:p>
          </table:table-cell>
        </table:table-row>
        <table:table-row>
          <table:table-cell table:style-name="表3.B2" office:value-type="string">
            <text:p text:style-name="P18"/>
            <text:p text:style-name="P18"/>
          </table:table-cell>
          <table:table-cell table:style-name="表3.B2" office:value-type="string">
            <text:p text:style-name="P27">消しゴムさんは、この場所に、いらっしゃいますか？蟻さんは、一昨日、この町の、どこにいらっしゃいましたか？</text:p>
            <text:p text:style-name="P22"/>
          </table:table-cell>
          <table:table-cell table:style-name="表3.B2" office:value-type="string">
            <text:p text:style-name="P19">文法：敬語：いらっしゃる：계시다</text:p>
            <text:p text:style-name="P19"><text:a xlink:type="simple" xlink:href="https://marisha39.com/expression/korhonorifics1/" text:style-name="Internet_20_link" text:visited-style-name="Visited_20_Internet_20_Link">link</text:a></text:p>
          </table:table-cell>
          <table:table-cell table:style-name="表3.D2" office:value-type="string">
            <text:p text:style-name="P18">20190812_095115</text:p>
          </table:table-cell>
        </table:table-row>
        <table:table-row>
          <table:table-cell table:style-name="表3.B2" office:value-type="string">
            <text:p text:style-name="P18"/>
          </table:table-cell>
          <table:table-cell table:style-name="表3.B2" office:value-type="string">
            <text:p text:style-name="P27">定規さんは、この部屋で、いつ、寝ますか？ノートさんは、太陽の側で、いつから、<text:soft-page-break/>お休みになりますか？</text:p>
          </table:table-cell>
          <table:table-cell table:style-name="表3.B2" office:value-type="string">
            <text:p text:style-name="P19">文法：敬語：寝る・お休みにな<text:soft-page-break/>る：자다,주무시다</text:p>
            <text:p text:style-name="P19"><text:a xlink:type="simple" xlink:href="https://marisha39.com/expression/korhonorifics1/" text:style-name="Internet_20_link" text:visited-style-name="Visited_20_Internet_20_Link">link</text:a></text:p>
          </table:table-cell>
          <table:table-cell table:style-name="表3.D2" office:value-type="string">
            <text:p text:style-name="P18">20190813_151916</text:p>
          </table:table-cell>
        </table:table-row>
        <table:table-row>
          <table:table-cell table:style-name="表3.B2" office:value-type="string">
            <text:p text:style-name="P18"/>
          </table:table-cell>
          <table:table-cell table:style-name="表3.B2" office:value-type="string">
            <text:p text:style-name="P27">あの黒い鞄さんにお聞きして、下駄箱の中に何が入っているか、教えてもらいましょう。</text:p>
          </table:table-cell>
          <table:table-cell table:style-name="表3.B2" office:value-type="string">
            <text:p text:style-name="P19">文法：敬語：（目下が目上に）お聞きする：여쭈다</text:p>
            <text:p text:style-name="P19"><text:a xlink:type="simple" xlink:href="https://marisha39.com/expression/korhonorifics1/" text:style-name="Internet_20_link" text:visited-style-name="Visited_20_Internet_20_Link">link</text:a></text:p>
          </table:table-cell>
          <table:table-cell table:style-name="表3.D2" office:value-type="string">
            <text:p text:style-name="P18">20190813_153500</text:p>
          </table:table-cell>
        </table:table-row>
        <table:table-row>
          <table:table-cell table:style-name="表3.B2" office:value-type="string">
            <text:p text:style-name="P18"/>
          </table:table-cell>
          <table:table-cell table:style-name="表3.B2" office:value-type="string">
            <text:p text:style-name="P27">あの赤い犬と一緒に歩いているのは、ヤギではなくて、狐が昨日初めて会った、羊です。</text:p>
            <text:p text:style-name="P22"/>
          </table:table-cell>
          <table:table-cell table:style-name="表3.B2" office:value-type="string">
            <text:p text:style-name="P19">文法：Aではなく、B：～가 아니고</text:p>
            <text:p text:style-name="P19"><text:a xlink:type="simple" xlink:href="https://marisha39.com/expression/grammar1906/" text:style-name="Internet_20_link" text:visited-style-name="Visited_20_Internet_20_Link">link</text:a></text:p>
          </table:table-cell>
          <table:table-cell table:style-name="表3.D2" office:value-type="string">
            <text:p text:style-name="P18">20190813_154300</text:p>
          </table:table-cell>
        </table:table-row>
        <table:table-row>
          <table:table-cell table:style-name="表3.B2" office:value-type="string">
            <text:p text:style-name="P18"/>
          </table:table-cell>
          <table:table-cell table:style-name="表3.B2" office:value-type="string">
            <text:p text:style-name="P27">あさって、また、バイクで、山に行きます。一昨日、お店がしまっていて食べれなかったので、今日、また、行ってみます。</text:p>
            <text:p text:style-name="P22"/>
          </table:table-cell>
          <table:table-cell table:style-name="表3.B2" office:value-type="string">
            <text:p text:style-name="P19">文法：「또」と「다시</text:p>
            <text:p text:style-name="P19"><text:a xlink:type="simple" xlink:href="https://marisha39.com/expression/expression7762/" text:style-name="Internet_20_link" text:visited-style-name="Visited_20_Internet_20_Link">link</text:a></text:p>
          </table:table-cell>
          <table:table-cell table:style-name="表3.D2" office:value-type="string">
            <text:p text:style-name="P18">20190813_155345</text:p>
          </table:table-cell>
        </table:table-row>
        <table:table-row>
          <table:table-cell table:style-name="表3.B2" office:value-type="string">
            <text:p text:style-name="P18"/>
          </table:table-cell>
          <table:table-cell table:style-name="表3.B2" office:value-type="string">
            <text:p text:style-name="P27"/>
            <text:p text:style-name="P22">20190805_104506:wl</text:p>
          </table:table-cell>
          <table:table-cell table:style-name="表3.B2" office:value-type="string">
            <text:p text:style-name="P19">文法：語尾</text:p>
            <text:p text:style-name="P19"><text:a xlink:type="simple" xlink:href="https://marisha39.com/ending/" text:style-name="Internet_20_link" text:visited-style-name="Visited_20_Internet_20_Link">link</text:a></text:p>
            <text:p text:style-name="P19"/>
            <text:p text:style-name="P19"/>
          </table:table-cell>
          <table:table-cell table:style-name="表3.D2" office:value-type="string">
            <text:p text:style-name="P18">20190813_160348</text:p>
          </table:table-cell>
        </table:table-row>
      </table:table>
      <text:p text:style-name="P33"><text:tab/></text:p>
      <text:p text:style-name="P1">------------------------------------------------------------</text:p>
      <text:p text:style-name="P2">[20190811_091720]</text:p>
      <text:p text:style-name="Text_20_body"><text:line-break/></text:p>
      <table:table table:name="表4" table:style-name="表4">
        <table:table-column table:style-name="表4.A"/>
        <table:table-column table:style-name="表4.B"/>
        <table:table-row>
          <table:table-cell table:style-name="表4.A1" table:number-rows-spanned="2" office:value-type="float" office:value="1">
            <text:p text:style-name="P23">1</text:p>
          </table:table-cell>
          <table:table-cell table:style-name="表4.B1" office:value-type="string">
            <text:p text:style-name="P20">あの方は、車椅子をお使いになるか、あなたは、ご存知ですか？</text:p>
          </table:table-cell>
        </table:table-row>
        <table:table-row>
          <table:covered-table-cell/>
          <table:table-cell table:style-name="表4.B2" office:value-type="string">
            <text:p text:style-name="P30">그분은 휠체어를 사용여부, 당신은 알고계십니까? </text:p>
          </table:table-cell>
        </table:table-row>
        <table:table-row>
          <table:table-cell table:style-name="表4.A3" table:number-rows-spanned="2" office:value-type="float" office:value="2">
            <text:p text:style-name="P23">2</text:p>
          </table:table-cell>
          <table:table-cell table:style-name="表4.B2" office:value-type="string">
            <text:p text:style-name="P20">犬が、小屋の中で、丸くなって、寝ています。カブトムシが、木の上で、日差しを避けて、お休みになってます。</text:p>
          </table:table-cell>
        </table:table-row>
        <table:table-row>
          <table:covered-table-cell/>
          <table:table-cell table:style-name="表4.B2" office:value-type="string">
            <text:p text:style-name="P29">개가 오두막에서 웅크리고 자고 있어요.<text:span text:style-name="T10"> / 딱정벌레가 나무 위에서 햇볕을 피하고, 주무십니다.</text:span></text:p>
          </table:table-cell>
        </table:table-row>
        <table:table-row>
          <table:table-cell table:style-name="表4.A3" table:number-rows-spanned="2" office:value-type="float" office:value="3">
            <text:p text:style-name="P23">3</text:p>
          </table:table-cell>
          <table:table-cell table:style-name="表4.B2" office:value-type="string">
            <text:p text:style-name="P20">何をいっているのか、分かりません。あの人は、そうおっしゃりますが、実は、そのとおりなんです。</text:p>
          </table:table-cell>
        </table:table-row>
        <table:table-row>
          <table:covered-table-cell/>
          <table:table-cell table:style-name="表4.B2" office:value-type="string">
            <text:p text:style-name="P29">뭘 말하고 있는지 모르겠습니다. / 그 사람은 그렇게 말씀하시고 있습니다만, 사실 그대로이에요.</text:p>
          </table:table-cell>
        </table:table-row>
        <table:table-row>
          <table:table-cell table:style-name="表4.A3" table:number-rows-spanned="2" office:value-type="float" office:value="4">
            <text:p text:style-name="P23">4</text:p>
          </table:table-cell>
          <table:table-cell table:style-name="表4.B2" office:value-type="string">
            <text:p text:style-name="P20">一昨日の夕方、近くの公園の林の中で、突然、蝉に会いました。ケヤキの木に、お目にかかりたいです。</text:p>
          </table:table-cell>
        </table:table-row>
        <table:table-row>
          <table:covered-table-cell/>
          <table:table-cell table:style-name="表4.B2" office:value-type="string">
            <text:p text:style-name="P28"><text:span text:style-name="T11">그저께 저녁 근처의 공원의 숲속에서 갑자기 매미를 봤습니다.</text:span><text:span text:style-name="T12"> / 느티 나무에 뵙게 싶습니다.</text:span></text:p>
          </table:table-cell>
        </table:table-row>
      </table:table>
      <text:p text:style-name="Text_20_body"/>
      <text:p text:style-name="Standard"><text:bookmark text:name="docs-internal-guid-041e5d98-7fff-46c9-9eb5-54c65ed3a54e1"/><text:span text:style-name="T3">/ XXX]</text:span><text:span text:style-name="T2"> </text:span></text:p>
      <text:p text:style-name="P33"/>
      <text:p text:style-name="P34"/>
      <text:p text:style-name="P33"/>
      <text:p text:style-name="P1">------------------------------------------------------------</text:p>
      <text:p text:style-name="P3"><text:span text:style-name="T2">[20190812_091847]</text:span><text:line-break/></text:p>
      <table:table table:name="表5" table:style-name="表5">
        <table:table-column table:style-name="表5.A"/>
        <table:table-column table:style-name="表5.B"/>
        <table:table-row>
          <table:table-cell table:style-name="表5.A1" table:number-rows-spanned="2" office:value-type="float" office:value="1">
            <text:p text:style-name="P17">1</text:p>
          </table:table-cell>
          <table:table-cell table:style-name="表5.B1" office:value-type="string">
            <text:p text:style-name="P20">左手が、明後日、そのノートをお使いになります。肺と胃が、今朝、飲み物を持ってくるように、おっしゃいました。</text:p>
          </table:table-cell>
        </table:table-row>
        <table:table-row>
          <table:covered-table-cell/>
          <table:table-cell table:style-name="表5.B2" office:value-type="string">
            <text:p text:style-name="P29">왼손을, 모 레 노트를 사용하실 수 있습니다. 폐와 위가 오늘 아침 음료를 키울 것으로 말씀 하셨습니다.</text:p>
          </table:table-cell>
        </table:table-row>
        <table:table-row>
          <table:table-cell table:style-name="表5.A3" table:number-rows-spanned="2" office:value-type="float" office:value="2">
            <text:p text:style-name="P17">2</text:p>
          </table:table-cell>
          <table:table-cell table:style-name="表5.B2" office:value-type="string">
            <text:p text:style-name="P20">自転車が、三輪車に、いつの日か、ゆっくりと、話しをお聞きしたい、と言いました。</text:p>
            <text:p text:style-name="P21"/>
          </table:table-cell>
        </table:table-row>
        <table:table-row>
          <table:covered-table-cell/>
          <table:table-cell table:style-name="表5.B2" office:value-type="string">
            <text:p text:style-name="P29">자전거, 삼륜 차, 언젠가, 천천히 얘기를 여쭙고 싶은이라고 말했다.</text:p>
          </table:table-cell>
        </table:table-row>
        <table:table-row>
          <table:table-cell table:style-name="表5.A3" table:number-rows-spanned="2" office:value-type="float" office:value="3">
            <text:p text:style-name="P17">3</text:p>
          </table:table-cell>
          <table:table-cell table:style-name="表5.B2" office:value-type="string">
            <text:p text:style-name="P20">消しゴムさんは、この場所に、いらっしゃいますか？蟻さんは、一昨日、この町の、どこにいらっしゃいましたか？</text:p>
          </table:table-cell>
        </table:table-row>
        <table:table-row>
          <table:covered-table-cell/>
          <table:table-cell table:style-name="表5.B2" office:value-type="string">
            <text:p text:style-name="P29">지우개 님이 이 위치에 계세요? 개미는 그저께이 도시 어디에 계셨어요?</text:p>
          </table:table-cell>
        </table:table-row>
      </table:table>
      <text:p text:style-name="Text_20_body"/>
      <text:p text:style-name="Standard"><text:bookmark text:name="docs-internal-guid-041e5d98-7fff-46c9-9eb5-54c65ed3a54e2"/><text:span text:style-name="T3">/ 20190812_095747]</text:span><text:span text:style-name="T2"> </text:span></text:p>
      <text:p text:style-name="P33"/>
      <text:p text:style-name="P34"/>
      <text:p text:style-name="P1"><text:soft-page-break/>------------------------------------------------------------</text:p>
      <text:p text:style-name="P3"><text:span text:style-name="T2">[XXX]</text:span><text:line-break/></text:p>
      <table:table table:name="表6" table:style-name="表6">
        <table:table-column table:style-name="表6.A"/>
        <table:table-column table:style-name="表6.B"/>
        <table:table-row>
          <table:table-cell table:style-name="表6.A1" table:number-rows-spanned="2" office:value-type="float" office:value="1">
            <text:p text:style-name="P17">1</text:p>
          </table:table-cell>
          <table:table-cell table:style-name="表6.B1" office:value-type="string">
            <text:p text:style-name="P20">定規さんは、この部屋で、いつ、寝ますか？ノートさんは、太陽の側で、いつから、お休みになりますか？</text:p>
          </table:table-cell>
        </table:table-row>
        <table:table-row>
          <table:covered-table-cell/>
          <table:table-cell table:style-name="表6.B2" office:value-type="string">
            <text:p text:style-name="P29">통치자님은 이 방에서 언제 자고 있어요?<text:span text:style-name="T10"> / 노트님은 태양의 옆에서 언제부터 주무십니까?</text:span></text:p>
          </table:table-cell>
        </table:table-row>
        <table:table-row>
          <table:table-cell table:style-name="表6.A3" table:number-rows-spanned="2" office:value-type="float" office:value="2">
            <text:p text:style-name="P17">2</text:p>
          </table:table-cell>
          <table:table-cell table:style-name="表6.B2" office:value-type="string">
            <text:p text:style-name="P20">あの黒い鞄さんにお聞きして、下駄箱の中に何が入っているか、教えてもらいましょう。</text:p>
          </table:table-cell>
        </table:table-row>
        <table:table-row>
          <table:covered-table-cell/>
          <table:table-cell table:style-name="表6.B2" office:value-type="string">
            <text:p text:style-name="P29">그 검은 가방에게 여쭈어, 신발장 속에 뭐가 들어 있는지 말해 줍시다.</text:p>
          </table:table-cell>
        </table:table-row>
        <table:table-row>
          <table:table-cell table:style-name="表6.A3" table:number-rows-spanned="2" office:value-type="float" office:value="3">
            <text:p text:style-name="P17">3</text:p>
          </table:table-cell>
          <table:table-cell table:style-name="表6.B2" office:value-type="string">
            <text:p text:style-name="P20">あの赤い犬と一緒に歩いているのは、ヤギではなくて、狐が昨日初めて会った、羊です。</text:p>
          </table:table-cell>
        </table:table-row>
        <table:table-row>
          <table:covered-table-cell/>
          <table:table-cell table:style-name="表6.B2" office:value-type="string">
            <text:p text:style-name="P29">그 빨간 개와 함께 걷고 있는 분은 염소가 아니고, 여우가 어제 처음 만난 양입니다.</text:p>
          </table:table-cell>
        </table:table-row>
        <table:table-row>
          <table:table-cell table:style-name="表6.A3" table:number-rows-spanned="2" office:value-type="float" office:value="4">
            <text:p text:style-name="P17">4</text:p>
          </table:table-cell>
          <table:table-cell table:style-name="表6.B2" office:value-type="string">
            <text:p text:style-name="P24">あさって、また、バイクで、山に行きます。一昨日、お店がしまっていて食べれなかったので、今日、また、行ってみます。</text:p>
            <text:p text:style-name="P21"/>
          </table:table-cell>
        </table:table-row>
        <table:table-row>
          <table:covered-table-cell/>
          <table:table-cell table:style-name="表6.B2" office:value-type="string">
            <text:p text:style-name="P29">모레 또 오토바이로 산에 갑니다.<text:span text:style-name="T10"> / 어제 가게가 간직하서 먹을 수 없었기 때문에 오늘 다시 가고 봅니다.</text:span></text:p>
          </table:table-cell>
        </table:table-row>
      </table:table>
      <text:p text:style-name="Text_20_body"/>
      <text:p text:style-name="P34"><text:bookmark text:name="docs-internal-guid-041e5d98-7fff-46c9-9eb5-54c65ed3a54e3"/><text:span text:style-name="T14">/ XXX]</text:span> </text:p>
      <text:p text:style-name="P34"/>
      <text:p text:style-name="P34"/>
      <text:p text:style-name="P1">------------------------------------------------------------</text:p>
      <text:p text:style-name="P2">[20190815_162634]</text:p>
      <table:table table:name="表7" table:style-name="表7">
        <table:table-column table:style-name="表7.A"/>
        <table:table-column table:style-name="表7.B"/>
        <table:table-column table:style-name="表7.C"/>
        <table:table-row>
          <table:table-cell table:style-name="表7.A1" table:number-rows-spanned="2" office:value-type="float" office:value="1">
            <text:p text:style-name="P17">1</text:p>
          </table:table-cell>
          <table:table-cell table:style-name="表7.B1" office:value-type="string">
            <text:p text:style-name="P20">AAA</text:p>
            <text:p text:style-name="P21">20190805_104506:wl</text:p>
          </table:table-cell>
          <table:table-cell table:style-name="表7.C1" table:number-rows-spanned="2" office:value-type="string">
            <text:p text:style-name="P4"><text:span text:style-name="T15">文法：語尾</text:span><text:span text:style-name="T16">：~ㄴ 걸까 〜したものな</text:span><text:soft-page-break/><text:span text:style-name="T16">のか</text:span><text:span text:style-name="T15"> : </text:span><text:a xlink:type="simple" xlink:href="https://marisha39.com/ending/umi_ngulgga/" text:style-name="Internet_20_link" text:visited-style-name="Visited_20_Internet_20_Link"><text:span text:style-name="T15">link</text:span></text:a></text:p>
          </table:table-cell>
        </table:table-row>
        <table:table-row>
          <table:covered-table-cell/>
          <table:table-cell table:style-name="表7.B2" office:value-type="string">
            <text:p text:style-name="P29">혹시 제 생각이 이상한 걸까요?</text:p>
          </table:table-cell>
          <table:covered-table-cell/>
        </table:table-row>
        <table:table-row>
          <table:table-cell table:style-name="表7.A3" table:number-rows-spanned="2" office:value-type="float" office:value="2">
            <text:p text:style-name="P17">2</text:p>
          </table:table-cell>
          <table:table-cell table:style-name="表7.B2" office:value-type="string">
            <text:p text:style-name="P20">着実にしてみると増えました。 / When I came here, there were many pretty shops.</text:p>
            <text:p text:style-name="P20"/>
          </table:table-cell>
          <table:table-cell table:style-name="表7.C3" table:number-rows-spanned="2" office:value-type="string">
            <text:p text:style-name="P4"><text:span text:style-name="T15">文法：語尾</text:span><text:span text:style-name="T16">：~다 보니 / <text:s/>〜てみたら、</text:span><text:span text:style-name="T15"> </text:span><text:span text:style-name="T16">：動詞</text:span></text:p>
            <text:p text:style-name="P4"><text:a xlink:type="simple" xlink:href="https://marisha39.com/ending/umi_da_boni/" text:style-name="Internet_20_link" text:visited-style-name="Visited_20_Internet_20_Link"><text:span text:style-name="T15">link</text:span></text:a></text:p>
          </table:table-cell>
        </table:table-row>
        <table:table-row>
          <table:covered-table-cell/>
          <table:table-cell table:style-name="表7.B2" office:value-type="string">
            <text:p text:style-name="P29">꾸준히 하다 보니 늘었어요. / 여기에 오다 보니 예쁜 가게가 많더라고요.</text:p>
          </table:table-cell>
          <table:covered-table-cell/>
        </table:table-row>
        <table:table-row>
          <table:table-cell table:style-name="表7.A3" table:number-rows-spanned="2" office:value-type="float" office:value="3">
            <text:p text:style-name="P17">3</text:p>
          </table:table-cell>
          <table:table-cell table:style-name="表7.B2" office:value-type="string">
            <text:p text:style-name="P20">美味しすぎるもんだから全部食べちゃいました。</text:p>
            <text:p text:style-name="P20"/>
          </table:table-cell>
          <table:table-cell table:style-name="表7.C3" table:number-rows-spanned="2" office:value-type="string">
            <text:p text:style-name="P4"><text:span text:style-name="T15">文法：語尾</text:span><text:span text:style-name="T16">：~다 보니 / <text:s/>〜てみたら、</text:span><text:span text:style-name="T15"> </text:span><text:span text:style-name="T16">：形容詞</text:span></text:p>
            <text:p text:style-name="P4"><text:a xlink:type="simple" xlink:href="https://marisha39.com/ending/umi_da_boni/" text:style-name="Internet_20_link" text:visited-style-name="Visited_20_Internet_20_Link"><text:span text:style-name="T15">link</text:span></text:a></text:p>
          </table:table-cell>
        </table:table-row>
        <table:table-row>
          <table:covered-table-cell/>
          <table:table-cell table:style-name="表7.B2" office:value-type="string">
            <text:p text:style-name="P29">너무 맛있다 보니 다 먹어버렸어요.</text:p>
          </table:table-cell>
          <table:covered-table-cell/>
        </table:table-row>
      </table:table>
      <text:p text:style-name="Text_20_body"/>
      <table:table table:name="表9" table:style-name="表9">
        <table:table-column table:style-name="表9.A"/>
        <table:table-column table:style-name="表9.B"/>
        <table:table-column table:style-name="表9.C"/>
        <table:table-row>
          <table:table-cell table:style-name="表9.A1" table:number-rows-spanned="2" office:value-type="float" office:value="4">
            <text:p text:style-name="Table_20_Contents">4</text:p>
          </table:table-cell>
          <table:table-cell table:style-name="表9.B1" table:number-rows-spanned="2" office:value-type="string">
            <text:p text:style-name="P6"><text:span text:style-name="T15">文法：語尾</text:span><text:span text:style-name="T16">：~이다 보니 / <text:s/>なもんだから</text:span><text:span text:style-name="T15"> </text:span><text:span text:style-name="T16">：名詞</text:span></text:p>
            <text:p text:style-name="P5"><text:a xlink:type="simple" xlink:href="https://marisha39.com/ending/umi_da_boni/" text:style-name="Internet_20_link" text:visited-style-name="Visited_20_Internet_20_Link"><text:span text:style-name="T15">link</text:span></text:a></text:p>
          </table:table-cell>
          <table:table-cell table:style-name="表9.C1" office:value-type="string">
            <text:p text:style-name="P20">赤い会社員だから平日は会社で働いています。</text:p>
            <text:p text:style-name="P21"/>
          </table:table-cell>
        </table:table-row>
        <table:table-row>
          <table:covered-table-cell/>
          <table:covered-table-cell/>
          <table:table-cell table:style-name="表9.C2" office:value-type="string">
            <text:p text:style-name="P29">빨간 회사원이다 보니 평일에는 회사에서 일해요.</text:p>
          </table:table-cell>
        </table:table-row>
        <table:table-row>
          <table:table-cell table:style-name="表9.A3" table:number-rows-spanned="2" office:value-type="float" office:value="5">
            <text:p text:style-name="Table_20_Contents">5</text:p>
          </table:table-cell>
          <table:table-cell table:style-name="表9.B3" table:number-rows-spanned="2" office:value-type="string">
            <text:p text:style-name="P6"><text:span text:style-name="T15">文法：語尾</text:span><text:span text:style-name="T16">：~나 보다 / <text:s/>〜みたいだ、〜のようだ</text:span></text:p>
            <text:p text:style-name="P5"><text:a xlink:type="simple" xlink:href="https://marisha39.com/ending/umi_naboda/" text:style-name="Internet_20_link" text:visited-style-name="Visited_20_Internet_20_Link"><text:span text:style-name="T15">link</text:span></text:a></text:p>
          </table:table-cell>
          <table:table-cell table:style-name="表9.C2" office:value-type="string">
            <text:p text:style-name="P20">何回言ってもダメみたい。 / もしかしたら親切なだけじゃダメみたいです。 / あなたから受け取ったその青い大きなもし鍵を紛失しまっ見える。</text:p>
            <text:p text:style-name="P21"/>
          </table:table-cell>
        </table:table-row>
        <table:table-row>
          <table:covered-table-cell/>
          <table:covered-table-cell/>
          <table:table-cell table:style-name="表9.C2" office:value-type="string">
            <text:p text:style-name="P29">그 검은 개미에게 몇 번을 말해도 안되나 봐요. / 혹시 친절함 만으론 안되나 봐요. / 당신에게서 받은 그 파란 큰 혹시 <text:s/>열쇠를 잃어버렸나 봐요.</text:p>
          </table:table-cell>
        </table:table-row>
        <table:table-row>
          <table:table-cell table:style-name="表9.A3" table:number-rows-spanned="2" office:value-type="float" office:value="6">
            <text:p text:style-name="Table_20_Contents">6</text:p>
          </table:table-cell>
          <table:table-cell table:style-name="表9.B3" table:number-rows-spanned="2" office:value-type="string">
            <text:p text:style-name="P6"><text:span text:style-name="T15">文法：語尾</text:span><text:span text:style-name="T16">：~니까 / ~으니까 / <text:s/>～なので、～ので</text:span></text:p>
            <text:p text:style-name="P5"><text:a xlink:type="simple" xlink:href="https://marisha39.com/ending/umi_naboda/" text:style-name="Internet_20_link" text:visited-style-name="Visited_20_Internet_20_Link"><text:span text:style-name="T15">link</text:span></text:a></text:p>
          </table:table-cell>
          <table:table-cell table:style-name="表9.C2" office:value-type="string">
            <text:p text:style-name="P20">もうすぐ注文したの出て来るからもう少し居て食べてって。</text:p>
            <text:p text:style-name="P21"/>
          </table:table-cell>
        </table:table-row>
        <table:table-row>
          <table:covered-table-cell/>
          <table:covered-table-cell/>
          <table:table-cell table:style-name="表9.C2" office:value-type="string">
            <text:p text:style-name="P29">곧 시킨 것이 나올 테니까, 좀만 더 있다 먹고 가세요.</text:p>
          </table:table-cell>
        </table:table-row>
        <table:table-row>
          <table:table-cell table:style-name="表9.A3" table:number-rows-spanned="2" office:value-type="float" office:value="7">
            <text:p text:style-name="Table_20_Contents">7</text:p>
          </table:table-cell>
          <table:table-cell table:style-name="表9.B3" table:number-rows-spanned="2" office:value-type="string">
            <text:p text:style-name="P21"/>
          </table:table-cell>
          <table:table-cell table:style-name="表9.C2" office:value-type="string">
            <text:p text:style-name="P20">AAA</text:p>
            <text:p text:style-name="P21"/>
          </table:table-cell>
        </table:table-row>
        <table:table-row>
          <table:covered-table-cell/>
          <table:covered-table-cell/>
          <table:table-cell table:style-name="表9.C2" office:value-type="string">
            <text:p text:style-name="P29">AAA</text:p>
          </table:table-cell>
        </table:table-row>
      </table:table>
      <text:p text:style-name="Standard"/>
      <text:p text:style-name="P34"><text:bookmark text:name="docs-internal-guid-041e5d98-7fff-46c9-9eb5-54c65ed3a54e4"/><text:span text:style-name="T14">/ 20190815_170634]</text:span> </text:p>
      <text:p text:style-name="P34"/>
      <text:p text:style-name="P34"/>
      <text:p text:style-name="P1">------------------------------------------------------------</text:p>
      <text:p text:style-name="P3"><text:span text:style-name="T2">[20190818_150620]</text:span><text:line-break/></text:p>
      <table:table table:name="表10" table:style-name="表10">
        <table:table-column table:style-name="表10.A"/>
        <table:table-column table:style-name="表10.B"/>
        <table:table-column table:style-name="表10.C"/>
        <table:table-row>
          <table:table-cell table:style-name="表10.A1" table:number-rows-spanned="2" office:value-type="string">
            <text:p text:style-name="Table_20_Contents"/>
          </table:table-cell>
          <table:table-cell table:style-name="表10.A1" table:number-rows-spanned="2" office:value-type="string">
            <text:p text:style-name="P6"><text:span text:style-name="T15">文法：語尾</text:span><text:span text:style-name="T16">：~한테서 <text:s/>〜から、〜より</text:span></text:p>
            <text:p text:style-name="P3"><text:a xlink:type="simple" xlink:href="https://marisha39.com/ending/umi_hantesu/" text:style-name="Internet_20_link" text:visited-style-name="Visited_20_Internet_20_Link"><text:span text:style-name="T15">link</text:span></text:a></text:p>
          </table:table-cell>
          <table:table-cell table:style-name="表10.C1" office:value-type="string">
            <text:p text:style-name="P20">友達から聞いた話なんですけど</text:p>
            <text:p text:style-name="P21"/>
          </table:table-cell>
        </table:table-row>
        <table:table-row>
          <table:covered-table-cell/>
          <table:covered-table-cell/>
          <table:table-cell table:style-name="表10.C2" office:value-type="string">
            <text:p text:style-name="P29">친구한테서 들은 이야기인데요.</text:p>
          </table:table-cell>
        </table:table-row>
        <table:table-row>
          <table:table-cell table:style-name="表10.A3" table:number-rows-spanned="2" office:value-type="string">
            <text:p text:style-name="Table_20_Contents"/>
          </table:table-cell>
          <table:table-cell table:style-name="表10.A3" table:number-rows-spanned="2" office:value-type="string">
            <text:p text:style-name="P21"/>
          </table:table-cell>
          <table:table-cell table:style-name="表10.C2" office:value-type="string">
            <text:p text:style-name="P20">手紙？誰から来たんだろう？</text:p>
            <text:p text:style-name="P21"/>
          </table:table-cell>
        </table:table-row>
        <table:table-row>
          <table:covered-table-cell/>
          <table:covered-table-cell/>
          <table:table-cell table:style-name="表10.C2" office:value-type="string">
            <text:p text:style-name="P29">편지, 누구한테서 온 거지.</text:p>
          </table:table-cell>
        </table:table-row>
        <table:table-row>
          <table:table-cell table:style-name="表10.A3" table:number-rows-spanned="2" office:value-type="string">
            <text:p text:style-name="Table_20_Contents"/>
          </table:table-cell>
          <table:table-cell table:style-name="表10.A3" table:number-rows-spanned="2" office:value-type="string">
            <text:p text:style-name="P21"/>
          </table:table-cell>
          <table:table-cell table:style-name="表10.C2" office:value-type="string">
            <text:p text:style-name="P20">先輩からお金一万円を借りて使って、昨日返しました。</text:p>
            <text:p text:style-name="P21"/>
          </table:table-cell>
        </table:table-row>
        <table:table-row>
          <table:covered-table-cell/>
          <table:covered-table-cell/>
          <table:table-cell table:style-name="表10.C2" office:value-type="string">
            <text:p text:style-name="P29">선배한테서 돈 만 원을 꿔서 쓰고, 어제 갚았어요.</text:p>
          </table:table-cell>
        </table:table-row>
        <table:table-row>
          <table:table-cell table:style-name="表10.A3" table:number-rows-spanned="2" office:value-type="string">
            <text:p text:style-name="Table_20_Contents"/>
          </table:table-cell>
          <table:table-cell table:style-name="表10.A3" table:number-rows-spanned="2" office:value-type="string">
            <text:p text:style-name="P6"><text:span text:style-name="T15">文法：語尾</text:span><text:span text:style-name="T16">：만하다 <text:s/>〜の程度だ</text:span></text:p>
            <text:p text:style-name="P3"><text:a xlink:type="simple" xlink:href="https://marisha39.com/w/manhada/" text:style-name="Internet_20_link" text:visited-style-name="Visited_20_Internet_20_Link"><text:span text:style-name="T15">link</text:span></text:a></text:p>
          </table:table-cell>
          <table:table-cell table:style-name="表10.C2" office:value-type="string">
            <text:p text:style-name="P20">その人は信じるに適するから安心して。</text:p>
            <text:p text:style-name="P21"/>
          </table:table-cell>
        </table:table-row>
        <table:table-row>
          <table:covered-table-cell/>
          <table:covered-table-cell/>
          <table:table-cell table:style-name="表10.C2" office:value-type="string">
            <text:p text:style-name="P29">그 사람은 믿을 만하니까, 안심해.</text:p>
          </table:table-cell>
        </table:table-row>
      </table:table>
      <text:p text:style-name="P3"/>
      <table:table table:name="表11" table:style-name="表11">
        <table:table-column table:style-name="表11.A"/>
        <table:table-column table:style-name="表11.B"/>
        <table:table-column table:style-name="表11.C"/>
        <table:table-row>
          <table:table-cell table:style-name="表11.A1" table:number-rows-spanned="2" office:value-type="string">
            <text:p text:style-name="Table_20_Contents"/>
          </table:table-cell>
          <table:table-cell table:style-name="表11.A1" table:number-rows-spanned="2" office:value-type="string">
            <text:p text:style-name="P21"/>
          </table:table-cell>
          <table:table-cell table:style-name="表11.C1" office:value-type="string">
            <text:p text:style-name="P20">ここに背がこのくらいの子通りすぎませんでしたか？</text:p>
            <text:p text:style-name="P21"/>
          </table:table-cell>
        </table:table-row>
        <table:table-row>
          <table:covered-table-cell/>
          <table:covered-table-cell/>
          <table:table-cell table:style-name="表11.C2" office:value-type="string">
            <text:p text:style-name="P29">여기 키가 요만한 아이 안 지나갔어요?</text:p>
          </table:table-cell>
        </table:table-row>
        <table:table-row>
          <table:table-cell table:style-name="表11.A3" table:number-rows-spanned="2" office:value-type="string">
            <text:p text:style-name="Table_20_Contents"/>
          </table:table-cell>
          <table:table-cell table:style-name="表11.A3" table:number-rows-spanned="2" office:value-type="string">
            <text:p text:style-name="P6"><text:span text:style-name="T15">文法：語尾</text:span><text:span text:style-name="T16">：밖에 <text:s/>〜しか、〜きり、〜の他、〜の外</text:span></text:p>
            <text:p text:style-name="P41"><text:soft-page-break/><text:a xlink:type="simple" xlink:href="https://marisha39.com/w/manhada/" text:style-name="Internet_20_link" text:visited-style-name="Visited_20_Internet_20_Link"><text:span text:style-name="T15">link</text:span></text:a></text:p>
          </table:table-cell>
          <table:table-cell table:style-name="表11.C2" office:value-type="string">
            <text:p text:style-name="P20">思いも寄らない贈り物をもらって誠に嬉しいです。</text:p>
            <text:p text:style-name="P20">もう少ししか残ってないからさっさとやっちゃおう。</text:p>
            <text:p text:style-name="P21">私しかいないって言ってたのに全部嘘だったの？</text:p>
          </table:table-cell>
        </table:table-row>
        <table:table-row>
          <table:covered-table-cell/>
          <table:covered-table-cell/>
          <table:table-cell table:style-name="表11.C2" office:value-type="string">
            <text:p text:style-name="P29">뜻밖에 선물까지 받고 참으로 기쁩니다.</text:p>
            <text:p text:style-name="P29">이제 조금밖에 안 남았으니까 <text:s/>어서 해치우자. </text:p>
            <text:p text:style-name="P29"><text:soft-page-break/>나밖에 없다더니 다 거짓말있어요?</text:p>
          </table:table-cell>
        </table:table-row>
        <table:table-row>
          <table:table-cell table:style-name="表11.A3" table:number-rows-spanned="2" office:value-type="string">
            <text:p text:style-name="Table_20_Contents"/>
          </table:table-cell>
          <table:table-cell table:style-name="表11.A3" table:number-rows-spanned="2" office:value-type="string">
            <text:p text:style-name="P6"><text:span text:style-name="T16">表現</text:span></text:p>
            <text:p text:style-name="P6"><text:span text:style-name="T15">質問</text:span></text:p>
            <text:p text:style-name="P6"><text:span text:style-name="T16">어떻게 되세요?</text:span></text:p>
            <text:p text:style-name="P6"><text:span text:style-name="T16">何ですか?</text:span></text:p>
            <text:p text:style-name="P3"><text:a xlink:type="simple" xlink:href="https://marisha39.com/expression/grammar1902/" text:style-name="Internet_20_link" text:visited-style-name="Visited_20_Internet_20_Link"><text:span text:style-name="T15">link</text:span></text:a></text:p>
          </table:table-cell>
          <table:table-cell table:style-name="表11.C2" office:value-type="string">
            <text:p text:style-name="P20">お名前は何ですか?</text:p>
            <text:p text:style-name="P20"><text:span text:style-name="T10">ご</text:span>家族は、<text:span text:style-name="T10">いらっしゃいますか</text:span>？</text:p>
          </table:table-cell>
        </table:table-row>
        <table:table-row>
          <table:covered-table-cell/>
          <table:covered-table-cell/>
          <table:table-cell table:style-name="表11.C2" office:value-type="string">
            <text:p text:style-name="P29">성함이 어떻게 되세요?</text:p>
            <text:p text:style-name="P29">가족이 어떻게 되세요?</text:p>
          </table:table-cell>
        </table:table-row>
        <table:table-row>
          <table:table-cell table:style-name="表11.A3" table:number-rows-spanned="2" office:value-type="string">
            <text:p text:style-name="Table_20_Contents"/>
          </table:table-cell>
          <table:table-cell table:style-name="表11.A3" table:number-rows-spanned="2" office:value-type="string">
            <text:p text:style-name="P44"><text:span text:style-name="T15">単語</text:span></text:p>
            <text:p text:style-name="P6"><text:span text:style-name="T15">으変則活用</text:span></text:p>
            <text:p text:style-name="P6"><text:span text:style-name="T16">기쁘다</text:span></text:p>
            <text:p text:style-name="P6"><text:span text:style-name="T16">嬉しい、喜ばしい</text:span></text:p>
            <text:p text:style-name="P42"><text:a xlink:type="simple" xlink:href="https://marisha39.com/w/gibbeuda/" text:style-name="Internet_20_link" text:visited-style-name="Visited_20_Internet_20_Link"><text:span text:style-name="T15">link</text:span></text:a></text:p>
          </table:table-cell>
          <table:table-cell table:style-name="表11.C2" office:value-type="string">
            <text:p text:style-name="P20">こつこつと勉強したら韓国語がたくさん上達したみたいで嬉しいです。</text:p>
            <text:p text:style-name="P20">こうやってわざわざ来てくださって本当嬉しいです。</text:p>
            <text:p text:style-name="P21"/>
          </table:table-cell>
        </table:table-row>
        <table:table-row>
          <table:covered-table-cell/>
          <table:covered-table-cell/>
          <table:table-cell table:style-name="表11.C2" office:value-type="string">
            <text:p text:style-name="P29">꾸준히 공부했더니 한국말이 많이 는 것 같아 기뻐요.</text:p>
            <text:p text:style-name="P29">이렇게 일부러 와주셔서 정말 기쁩니다.</text:p>
          </table:table-cell>
        </table:table-row>
      </table:table>
      <text:p text:style-name="P9"><text:span text:style-name="T13"/></text:p>
      <text:p text:style-name="P9"><text:span text:style-name="T13">[/ 20190818_154751]</text:span> </text:p>
      <text:p text:style-name="P9"/>
      <text:p text:style-name="P36">@@@</text:p>
      <text:p text:style-name="P1">------------------------------------------------------------</text:p>
      <text:p text:style-name="P3"><text:span text:style-name="T2">[XXX]</text:span><text:line-break/></text:p>
      <table:table table:name="表12" table:style-name="表12">
        <table:table-column table:style-name="表12.A"/>
        <table:table-column table:style-name="表12.B"/>
        <table:table-column table:style-name="表12.C"/>
        <table:table-row>
          <table:table-cell table:style-name="表12.A1" table:number-rows-spanned="2" office:value-type="string">
            <text:p text:style-name="Table_20_Contents"/>
          </table:table-cell>
          <table:table-cell table:style-name="表12.A1" table:number-rows-spanned="2" office:value-type="string">
            <text:p text:style-name="P21"/>
          </table:table-cell>
          <table:table-cell table:style-name="表12.C1" office:value-type="string">
            <text:p text:style-name="P20">AAA</text:p>
            <text:p text:style-name="P21"/>
          </table:table-cell>
        </table:table-row>
        <table:table-row>
          <table:covered-table-cell/>
          <table:covered-table-cell/>
          <table:table-cell table:style-name="表12.C2" office:value-type="string">
            <text:p text:style-name="P29">AAA</text:p>
          </table:table-cell>
        </table:table-row>
        <table:table-row>
          <table:table-cell table:style-name="表12.A3" table:number-rows-spanned="2" office:value-type="string">
            <text:p text:style-name="Table_20_Contents"/>
          </table:table-cell>
          <table:table-cell table:style-name="表12.A3" table:number-rows-spanned="2" office:value-type="string">
            <text:p text:style-name="P21"/>
          </table:table-cell>
          <table:table-cell table:style-name="表12.C2" office:value-type="string">
            <text:p text:style-name="P20">AAA</text:p>
            <text:p text:style-name="P21"/>
          </table:table-cell>
        </table:table-row>
        <table:table-row>
          <table:covered-table-cell/>
          <table:covered-table-cell/>
          <table:table-cell table:style-name="表12.C2" office:value-type="string">
            <text:p text:style-name="P29">AAA</text:p>
          </table:table-cell>
        </table:table-row>
        <table:table-row>
          <table:table-cell table:style-name="表12.A3" table:number-rows-spanned="2" office:value-type="string">
            <text:p text:style-name="Table_20_Contents"/>
          </table:table-cell>
          <table:table-cell table:style-name="表12.A3" table:number-rows-spanned="2" office:value-type="string">
            <text:p text:style-name="P21"/>
          </table:table-cell>
          <table:table-cell table:style-name="表12.C2" office:value-type="string">
            <text:p text:style-name="P20">AAA</text:p>
            <text:p text:style-name="P21"/>
          </table:table-cell>
        </table:table-row>
        <table:table-row>
          <table:covered-table-cell/>
          <table:covered-table-cell/>
          <table:table-cell table:style-name="表12.C2" office:value-type="string">
            <text:p text:style-name="P29">AAA</text:p>
          </table:table-cell>
        </table:table-row>
        <table:table-row>
          <table:table-cell table:style-name="表12.A3" table:number-rows-spanned="2" office:value-type="string">
            <text:p text:style-name="Table_20_Contents"/>
          </table:table-cell>
          <table:table-cell table:style-name="表12.A3" table:number-rows-spanned="2" office:value-type="string">
            <text:p text:style-name="P21"/>
          </table:table-cell>
          <table:table-cell table:style-name="表12.C2" office:value-type="string">
            <text:p text:style-name="P20">AAA</text:p>
            <text:p text:style-name="P21"/>
          </table:table-cell>
        </table:table-row>
        <table:table-row>
          <table:covered-table-cell/>
          <table:covered-table-cell/>
          <table:table-cell table:style-name="表12.C2" office:value-type="string">
            <text:p text:style-name="P29">AAA</text:p>
          </table:table-cell>
        </table:table-row>
      </table:table>
      <text:p text:style-name="P3"/>
      <text:p text:style-name="P8"><text:span text:style-name="T4">[/ XXX]</text:span> </text:p>
      <text:p text:style-name="P9"/>
      <text:p text:style-name="Standard"><text:bookmark text:name="docs-internal-guid-2557e32b-7fff-24f1-9dc7-19083e9ad176"/><text:span text:style-name="T2">----------------------------------------- [TEMPLATE] 20190805_104416</text:span> </text:p>
      <text:p text:style-name="Standard"/>
      <text:p text:style-name="P1"><text:bookmark text:name="docs-internal-guid-a58d1be5-7fff-14a9-4299-cef0c4cc203c"/>------------------------------------------------------------</text:p>
      <text:p text:style-name="P3"><text:span text:style-name="T2">[XXX]</text:span><text:line-break/></text:p>
      <table:table table:name="表8" table:style-name="表8">
        <table:table-column table:style-name="表8.A"/>
        <table:table-column table:style-name="表8.B"/>
        <table:table-column table:style-name="表8.C"/>
        <table:table-row>
          <table:table-cell table:style-name="表8.A1" table:number-rows-spanned="2" office:value-type="string">
            <text:p text:style-name="Table_20_Contents"/>
          </table:table-cell>
          <table:table-cell table:style-name="表8.A1" table:number-rows-spanned="2" office:value-type="string">
            <text:p text:style-name="P21"/>
          </table:table-cell>
          <table:table-cell table:style-name="表8.C1" office:value-type="string">
            <text:p text:style-name="P20">AAA</text:p>
            <text:p text:style-name="P21"/>
          </table:table-cell>
        </table:table-row>
        <table:table-row>
          <table:covered-table-cell/>
          <table:covered-table-cell/>
          <table:table-cell table:style-name="表8.C2" office:value-type="string">
            <text:p text:style-name="P29">AAA</text:p>
          </table:table-cell>
        </table:table-row>
        <table:table-row>
          <table:table-cell table:style-name="表8.A3" table:number-rows-spanned="2" office:value-type="string">
            <text:p text:style-name="Table_20_Contents"/>
          </table:table-cell>
          <table:table-cell table:style-name="表8.A3" table:number-rows-spanned="2" office:value-type="string">
            <text:p text:style-name="P21"/>
          </table:table-cell>
          <table:table-cell table:style-name="表8.C2" office:value-type="string">
            <text:p text:style-name="P20">AAA</text:p>
            <text:p text:style-name="P21"/>
          </table:table-cell>
        </table:table-row>
        <table:table-row>
          <table:covered-table-cell/>
          <table:covered-table-cell/>
          <table:table-cell table:style-name="表8.C2" office:value-type="string">
            <text:p text:style-name="P29">AAA</text:p>
          </table:table-cell>
        </table:table-row>
        <table:table-row>
          <table:table-cell table:style-name="表8.A3" table:number-rows-spanned="2" office:value-type="string">
            <text:p text:style-name="Table_20_Contents"/>
          </table:table-cell>
          <table:table-cell table:style-name="表8.A3" table:number-rows-spanned="2" office:value-type="string">
            <text:p text:style-name="P21"/>
          </table:table-cell>
          <table:table-cell table:style-name="表8.C2" office:value-type="string">
            <text:p text:style-name="P20">AAA</text:p>
            <text:p text:style-name="P21"/>
          </table:table-cell>
        </table:table-row>
        <table:table-row>
          <table:covered-table-cell/>
          <table:covered-table-cell/>
          <table:table-cell table:style-name="表8.C2" office:value-type="string">
            <text:p text:style-name="P29">AAA</text:p>
          </table:table-cell>
        </table:table-row>
        <table:table-row>
          <table:table-cell table:style-name="表8.A3" table:number-rows-spanned="2" office:value-type="string">
            <text:p text:style-name="Table_20_Contents"/>
          </table:table-cell>
          <table:table-cell table:style-name="表8.A3" table:number-rows-spanned="2" office:value-type="string">
            <text:p text:style-name="P21"/>
          </table:table-cell>
          <table:table-cell table:style-name="表8.C2" office:value-type="string">
            <text:p text:style-name="P20">AAA</text:p>
            <text:p text:style-name="P21"/>
          </table:table-cell>
        </table:table-row>
        <table:table-row>
          <table:covered-table-cell/>
          <table:covered-table-cell/>
          <table:table-cell table:style-name="表8.C2" office:value-type="string">
            <text:p text:style-name="P29">AAA</text:p>
          </table:table-cell>
        </table:table-row>
      </table:table>
      <text:p text:style-name="P3"/>
      <text:p text:style-name="P8"><text:span text:style-name="T4">[/ XXX]</text:span> </text:p>
      <text:p text:style-name="P7"/>
      <table:table table:name="表2" table:style-name="表2">
        <table:table-column table:style-name="表2.A"/>
        <table:table-column table:style-name="表2.B"/>
        <table:table-column table:style-name="表2.C"/>
        <table:table-row>
          <table:table-cell table:style-name="表2.A1" table:number-rows-spanned="2" office:value-type="float" office:value="1">
            <text:p text:style-name="P17">1</text:p>
          </table:table-cell>
          <table:table-cell table:style-name="表2.B1" office:value-type="string">
            <text:p text:style-name="P20">AAA</text:p>
            <text:p text:style-name="P21"/>
          </table:table-cell>
          <table:table-cell table:style-name="表2.C1" table:number-rows-spanned="2" office:value-type="string">
            <text:p text:style-name="P20"/>
          </table:table-cell>
        </table:table-row>
        <table:table-row>
          <table:covered-table-cell/>
          <table:table-cell table:style-name="表2.B2" office:value-type="string">
            <text:p text:style-name="P29">AAA</text:p>
          </table:table-cell>
          <table:covered-table-cell/>
        </table:table-row>
        <table:table-row>
          <table:table-cell table:style-name="表2.A3" table:number-rows-spanned="2" office:value-type="float" office:value="2">
            <text:p text:style-name="P17">2</text:p>
          </table:table-cell>
          <table:table-cell table:style-name="表2.B2" office:value-type="string">
            <text:p text:style-name="P20">AAA</text:p>
            <text:p text:style-name="P20"/>
          </table:table-cell>
          <table:table-cell table:style-name="表2.C3" table:number-rows-spanned="2" office:value-type="string">
            <text:p text:style-name="P20"/>
          </table:table-cell>
        </table:table-row>
        <table:table-row>
          <table:covered-table-cell/>
          <table:table-cell table:style-name="表2.B2" office:value-type="string">
            <text:p text:style-name="P29">AAA</text:p>
          </table:table-cell>
          <table:covered-table-cell/>
        </table:table-row>
        <table:table-row>
          <table:table-cell table:style-name="表2.A3" table:number-rows-spanned="2" office:value-type="float" office:value="3">
            <text:p text:style-name="P17">3</text:p>
          </table:table-cell>
          <table:table-cell table:style-name="表2.B2" office:value-type="string">
            <text:p text:style-name="P20">AAA</text:p>
            <text:p text:style-name="P20"/>
          </table:table-cell>
          <table:table-cell table:style-name="表2.C3" table:number-rows-spanned="2" office:value-type="string">
            <text:p text:style-name="P20"/>
          </table:table-cell>
        </table:table-row>
        <table:table-row>
          <table:covered-table-cell/>
          <table:table-cell table:style-name="表2.B2" office:value-type="string">
            <text:p text:style-name="P29">AAA</text:p>
          </table:table-cell>
          <table:covered-table-cell/>
        </table:table-row>
      </table:table>
      <text:p text:style-name="Text_20_body"><text:soft-page-break/></text:p>
      <text:p text:style-name="Standard"><text:bookmark text:name="docs-internal-guid-041e5d98-7fff-46c9-9eb5-54c65ed3a54e"/><text:span text:style-name="T3">/ XXX]</text:span> </text:p>
      <text:p text:style-name="Text_20_body"/>
      <text:p text:style-name="P2"><text:bookmark text:name="docs-internal-guid-18214074-7fff-64cf-75e5-2ad3f6ba7f84"/>/ ----------------------------------------- [TEMPLATE] 20190805_104416 /</text:p>
      <text:p text:style-name="Text_20_body"/>
      <text:p text:style-name="P2">==================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Work Sans" svg:font-family="'Work Sans', 'ヒラギノ角ゴ Pro W3', 'Hiragino Kaku Gothic Pro', Meiryo, Verdana, Osaka, 'ＭＳ Ｐゴシック', 'MS PGothic', Helvetica, NanumGothic, NanumBarunGothic, 'Apple SD Gothic Neo', 'Malgun Gothic', Dotu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1T09:02:06.15</meta:creation-date>
    <dc:date>2019-08-18T15:47:54.31</dc:date>
    <dc:creator>iwabuchi ken</dc:creator>
    <meta:editing-duration>PT5H31M22S</meta:editing-duration>
    <meta:editing-cycles>15</meta:editing-cycles>
    <meta:generator>OpenOffice/4.1.3$Win32 OpenOffice.org_project/413m1$Build-9783</meta:generator>
    <meta:document-statistic meta:table-count="12" meta:image-count="0" meta:object-count="0" meta:page-count="11" meta:paragraph-count="314" meta:word-count="3867" meta:character-count="5580"/>
  </office:meta>
</office:document-meta>
</file>